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0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76.11pt"/>
    </style:style>
    <style:style style:name="co5" style:family="table-column">
      <style:table-column-properties fo:break-before="auto" style:column-width="26.16pt"/>
    </style:style>
    <style:style style:name="co6" style:family="table-column">
      <style:table-column-properties fo:break-before="auto" style:column-width="73.76pt"/>
    </style:style>
    <style:style style:name="co7" style:family="table-column">
      <style:table-column-properties fo:break-before="auto" style:column-width="59.44pt"/>
    </style:style>
    <style:style style:name="co8" style:family="table-column">
      <style:table-column-properties fo:break-before="auto" style:column-width="92.75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39.74pt" fo:break-before="auto" style:use-optimal-row-height="false"/>
    </style:style>
    <style:style style:name="ro3" style:family="table-row">
      <style:table-row-properties style:row-height="51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Drenthe">
      <style:table-properties table:display="true" style:writing-mode="lr-tb"/>
    </style:style>
    <style:style style:name="ce1" style:family="table-cell" style:parent-style-name="TL_20_Title">
      <style:table-cell-properties fo:border-bottom="1.76pt solid #313739" style:diagonal-bl-tr="none" style:diagonal-tl-br="none" fo:border-left="1.76pt solid #313739" fo:border-right="none" fo:border-top="1.76pt solid #313739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TL_20_HRowHeader">
      <style:table-cell-properties fo:border-bottom="none" style:diagonal-bl-tr="none" style:diagonal-tl-br="none" fo:border-left="1.76pt solid #313739" fo:border-right="none" fo:border-top="1.76pt solid #313739"/>
    </style:style>
    <style:style style:name="ce6" style:family="table-cell" style:parent-style-name="TL_20_HRowHeader">
      <style:table-cell-properties fo:border-bottom="none" style:diagonal-bl-tr="none" style:diagonal-tl-br="none" fo:border-left="1.76pt solid #313739" fo:border-right="none" fo:border-top="none"/>
    </style:style>
    <style:style style:name="ce7" style:family="table-cell" style:parent-style-name="TL_20_HRowHeader">
      <style:table-cell-properties fo:border-bottom="1.76pt solid #313739" style:diagonal-bl-tr="none" style:diagonal-tl-br="none" fo:border-left="1.76pt solid #313739" fo:border-right="none" fo:border-top="none"/>
    </style:style>
    <style:style style:name="ce8" style:family="table-cell" style:parent-style-name="Default">
      <style:table-cell-properties fo:border-bottom="1.76pt solid #313739" style:diagonal-bl-tr="none" style:diagonal-tl-br="none" fo:border-left="none" fo:padding="2.01pt" fo:border-right="none" style:rotation-align="none" fo:border-top="1.76pt solid #313739"/>
    </style:style>
    <style:style style:name="ce9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313739" style:vertical-align="top" loext:vertical-justify="auto"/>
      <style:paragraph-properties css3t:text-justify="auto" fo:margin-left="0pt" style:writing-mode="page"/>
    </style:style>
    <style:style style:name="ce12" style:family="table-cell" style:parent-style-name="TL_20_HRowHeader">
      <style:table-cell-properties style:glyph-orientation-vertical="0" style:text-align-source="value-type" style:repeat-content="false" fo:wrap-option="wrap" style:direction="ltr" style:rotation-angle="0" style:shrink-to-fit="false" style:vertical-align="top" loext:vertical-justify="auto"/>
      <style:paragraph-properties css3t:text-justify="auto" fo:margin-left="0pt" style:writing-mode="page"/>
    </style:style>
    <style:style style:name="ce13" style:family="table-cell" style:parent-style-name="TL_20_HRowHeader">
      <style:table-cell-properties fo:border-bottom="1.76pt solid #313739" style:diagonal-bl-tr="none" style:diagonal-tl-br="none" fo:border-left="none" fo:border-right="none" fo:border-top="none"/>
    </style:style>
    <style:style style:name="ce14" style:family="table-cell" style:parent-style-name="TL_20_RowProperty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TL_20_RowProperty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TL_20_HRowHeader">
      <style:table-cell-properties fo:border-bottom="none" style:diagonal-bl-tr="none" style:diagonal-tl-br="none" fo:border-left="none" fo:border-right="none" fo:border-top="1.76pt solid #313739"/>
    </style:style>
    <style:style style:name="ce17" style:family="table-cell" style:parent-style-name="TL_20_HRowHeader">
      <style:table-cell-properties fo:border-bottom="none" style:diagonal-bl-tr="none" style:diagonal-tl-br="none" fo:border-left="none" fo:border-right="1.76pt solid #313739" fo:border-top="1.76pt solid #313739"/>
    </style:style>
    <style:style style:name="ce18" style:family="table-cell" style:parent-style-name="TL_20_HRowHeader">
      <style:table-cell-properties fo:border-bottom="none" style:diagonal-bl-tr="none" style:diagonal-tl-br="none" fo:border-left="none" fo:border-right="1.76pt solid #313739" fo:border-top="none"/>
    </style:style>
    <style:style style:name="ce19" style:family="table-cell" style:parent-style-name="TL_20_HRowHeader">
      <style:table-cell-properties fo:border-bottom="1.76pt solid #313739" style:diagonal-bl-tr="none" style:diagonal-tl-br="none" fo:border-left="none" fo:border-right="1.76pt solid #313739" fo:border-top="none"/>
    </style:style>
    <style:style style:name="ce20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TL_20_Data">
      <style:table-cell-properties fo:border-bottom="none" style:diagonal-bl-tr="none" style:diagonal-tl-br="none" fo:border-left="1.76pt solid #313739" fo:border-right="none" fo:border-top="1.76pt solid #313739"/>
    </style:style>
    <style:style style:name="ce23" style:family="table-cell" style:parent-style-name="TL_20_Data">
      <style:table-cell-properties fo:border-bottom="none" style:diagonal-bl-tr="none" style:diagonal-tl-br="none" fo:border-left="1.76pt solid #313739" fo:border-right="none" fo:border-top="none"/>
    </style:style>
    <style:style style:name="ce24" style:family="table-cell" style:parent-style-name="TL_20_Data">
      <style:table-cell-properties fo:border-bottom="1.76pt solid #313739" style:diagonal-bl-tr="none" style:diagonal-tl-br="none" fo:border-left="1.76pt solid #313739" fo:border-right="none" fo:border-top="none"/>
    </style:style>
    <style:style style:name="ce25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</style:style>
    <style:style style:name="ce26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TL_20_Data">
      <style:table-cell-properties fo:border-bottom="none" style:diagonal-bl-tr="none" style:diagonal-tl-br="none" fo:border-left="none" fo:border-right="none" fo:border-top="1.76pt solid #313739"/>
    </style:style>
    <style:style style:name="ce28" style:family="table-cell" style:parent-style-name="TL_20_Data">
      <style:table-cell-properties fo:border-bottom="1.76pt solid #313739" style:diagonal-bl-tr="none" style:diagonal-tl-br="none" fo:border-left="none" fo:border-right="none" fo:border-top="none"/>
    </style:style>
    <style:style style:name="ce29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2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none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TL_20_Col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1.76pt solid #313739" style:rotation-angle="0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TL_20_ColHeader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border-right="1.76pt solid #313739" style:rotation-angle="0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TL_20_Data">
      <style:table-cell-properties fo:border-bottom="none" style:diagonal-bl-tr="none" style:diagonal-tl-br="none" fo:border-left="none" fo:border-right="1.76pt solid #313739" fo:border-top="1.76pt solid #313739"/>
    </style:style>
    <style:style style:name="ce36" style:family="table-cell" style:parent-style-name="TL_20_Data">
      <style:table-cell-properties fo:border-bottom="none" style:diagonal-bl-tr="none" style:diagonal-tl-br="none" fo:border-left="none" fo:border-right="1.76pt solid #313739" fo:border-top="none"/>
    </style:style>
    <style:style style:name="ce37" style:family="table-cell" style:parent-style-name="TL_20_Data">
      <style:table-cell-properties fo:border-bottom="1.76pt solid #313739" style:diagonal-bl-tr="none" style:diagonal-tl-br="none" fo:border-left="none" fo:border-right="1.76pt solid #313739" fo:border-top="none"/>
    </style:style>
    <style:style style:name="ce38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1.76pt solid #313739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none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313739" style:diagonal-bl-tr="none" style:diagonal-tl-br="none" fo:border-left="none" fo:padding="2.01pt" fo:border-right="1.76pt solid #313739" style:rotation-align="none" fo:border-top="1.76pt solid #313739"/>
    </style:style>
    <style:style style:name="ce48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2.01pt" fo:border-right="1.76pt solid #313739" style:rotation-angle="90" style:rotation-align="bottom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9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17.86pt" fo:min-width="113.24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renth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5" table:default-cell-style-name="ce2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Plaatselijke indeeling : bewoonde en onbewoonde huizen, bewoonde schepen en wagens.</text:p>
          </table:table-cell>
          <table:table-cell table:style-name="ce8" table:number-columns-repeated="22"/>
          <table:table-cell table:style-name="ce47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Gemeenten.</text:p>
          </table:table-cell>
          <table:table-cell table:style-name="ce9" office:value-type="string" calcext:value-type="string" table:number-columns-spanned="4" table:number-rows-spanned="2">
            <text:p>Plaatselijke indeeling.</text:p>
          </table:table-cell>
          <table:covered-table-cell table:number-columns-repeated="3" table:style-name="ce14"/>
          <table:table-cell/>
          <table:table-cell table:style-name="ce20" office:value-type="string" calcext:value-type="string" table:number-columns-spanned="3" table:number-rows-spanned="1">
            <text:p>Woonhuizen in de gemeente.</text:p>
          </table:table-cell>
          <table:covered-table-cell table:number-columns-repeated="2" table:style-name="ce25"/>
          <table:table-cell table:style-name="ce29" office:value-type="string" calcext:value-type="string">
            <text:p>Bewoonde schepen.</text:p>
          </table:table-cell>
          <table:table-cell table:style-name="ce29" office:value-type="string" calcext:value-type="string">
            <text:p>Bewoonde wagens.</text:p>
          </table:table-cell>
          <table:table-cell table:style-name="ce30" office:value-type="string" calcext:value-type="string" table:number-columns-spanned="1" table:number-rows-spanned="2">
            <text:p>Verdere onbewoonde gebouwen als kerken, scholen, schuren, pakhuizen, enz.</text:p>
          </table:table-cell>
          <table:table-cell table:style-name="ce29" office:value-type="string" calcext:value-type="string">
            <text:p>Bewoonde schepen.</text:p>
          </table:table-cell>
          <table:table-cell table:style-name="ce29" office:value-type="string" calcext:value-type="string">
            <text:p>Bewoonde wagens.</text:p>
          </table:table-cell>
          <table:table-cell table:style-name="ce29" office:value-type="string" calcext:value-type="string" table:number-columns-spanned="3" table:number-rows-spanned="1">
            <text:p>Bevolking die in de gemeente werkelijke woonplaats heeft.</text:p>
          </table:table-cell>
          <table:covered-table-cell table:number-columns-repeated="2" table:style-name="ce29"/>
          <table:table-cell table:style-name="ce33" office:value-type="string" calcext:value-type="string" table:number-columns-spanned="2" table:number-rows-spanned="1">
            <text:p>Tijdelijk aanwezigen.</text:p>
          </table:table-cell>
          <table:covered-table-cell table:style-name="ce33"/>
          <table:table-cell table:style-name="ce38" office:value-type="string" calcext:value-type="string" table:number-columns-spanned="1" table:number-rows-spanned="2">
            <text:p>Telling</text:p>
          </table:table-cell>
          <table:table-cell table:style-name="ce43" office:value-type="string" calcext:value-type="string" table:number-columns-spanned="1" table:number-rows-spanned="2">
            <text:p>Tabel</text:p>
          </table:table-cell>
          <table:table-cell table:style-name="ce43" office:value-type="string" calcext:value-type="string" table:number-columns-spanned="1" table:number-rows-spanned="2">
            <text:p>Pagina</text:p>
          </table:table-cell>
          <table:table-cell table:style-name="ce43" office:value-type="string" calcext:value-type="string" table:number-columns-spanned="1" table:number-rows-spanned="2">
            <text:p>Provincie</text:p>
          </table:table-cell>
          <table:table-cell table:style-name="ce48" office:value-type="string" calcext:value-type="string" table:number-columns-spanned="1" table:number-rows-spanned="2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number-columns-repeated="3" table:style-name="ce15"/>
          <table:table-cell/>
          <table:table-cell table:style-name="ce21" office:value-type="string" calcext:value-type="string">
            <text:p>Bewoonde huizen.</text:p>
          </table:table-cell>
          <table:table-cell table:style-name="ce26" office:value-type="string" calcext:value-type="string">
            <text:p>Onbewoonde woonhuizen.</text:p>
          </table:table-cell>
          <table:table-cell table:style-name="ce26" office:value-type="string" calcext:value-type="string">
            <text:p>Woonhuizen in aanbouw.</text:p>
          </table:table-cell>
          <table:table-cell table:style-name="ce26" office:value-type="string" calcext:value-type="string" table:number-columns-spanned="2" table:number-rows-spanned="1">
            <text:p>waarvan de bewoners werkelijke woonplaats in de gemeente hebben.</text:p>
          </table:table-cell>
          <table:covered-table-cell table:style-name="ce26"/>
          <table:covered-table-cell table:style-name="ce31"/>
          <table:table-cell table:style-name="ce26" office:value-type="string" calcext:value-type="string" table:number-columns-spanned="2" table:number-rows-spanned="1">
            <text:p>Tijdelijk aanwezig.</text:p>
          </table:table-cell>
          <table:covered-table-cell table:style-name="ce26"/>
          <table:table-cell table:style-name="ce32" office:value-type="string" calcext:value-type="string">
            <text:p>Mannen.</text:p>
          </table:table-cell>
          <table:table-cell table:style-name="ce32" office:value-type="string" calcext:value-type="string">
            <text:p>Vrouwen.</text:p>
          </table:table-cell>
          <table:table-cell table:style-name="ce32" office:value-type="string" calcext:value-type="string">
            <text:p>Totaal.</text:p>
          </table:table-cell>
          <table:table-cell table:style-name="ce32" office:value-type="string" calcext:value-type="string">
            <text:p>Mannen.</text:p>
          </table:table-cell>
          <table:table-cell table:style-name="ce34" office:value-type="string" calcext:value-type="string">
            <text:p>Vrouwen.</text:p>
          </table:table-cell>
          <table:covered-table-cell table:style-name="ce39"/>
          <table:covered-table-cell table:number-columns-repeated="3" table:style-name="ce44"/>
          <table:covered-table-cell table:style-name="ce49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Anloo</text:p>
          </table:table-cell>
          <table:table-cell table:style-name="ce11" office:value-type="string" calcext:value-type="string">
            <text:p>Kom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orp Anloo, Arm-Werkhuis der N.H. Gem.</text:p>
          </table:table-cell>
          <table:table-cell table:style-name="ce17"/>
          <table:table-cell/>
          <table:table-cell table:style-name="ce22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3" calcext:value-type="float">
            <text:p>13</text:p>
          </table:table-cell>
          <table:table-cell table:style-name="ce27"/>
          <table:table-cell table:style-name="ce35"/>
          <table:table-cell table:style-name="ce40" office:value-type="string" calcext:value-type="string">
            <text:p>VT_1899</text:p>
          </table:table-cell>
          <table:table-cell table:style-name="ce45" office:value-type="string" calcext:value-type="string">
            <text:p>10_D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50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Anloo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Schipbo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Gast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6" calcext:value-type="float">
            <text:p>3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98" calcext:value-type="float">
            <text:p>98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And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Eex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8" calcext:value-type="float">
            <text:p>8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Zandvoo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TL_20_Data" table:number-columns-repeated="7"/>
          <table:table-cell table:number-columns-repeated="2" table:style-name="TL_20_Data" office:value-type="float" office:value="63" calcext:value-type="float">
            <text:p>63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Ann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4" calcext:value-type="float">
            <text:p>8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uurtsch. Oud-Ann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uurtsch. Spijkerboo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uurtsch. Nieuw-Ann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uurtsch. Eext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9" calcext:value-type="float">
            <text:p>59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orp Annerveenschkanaa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6" calcext:value-type="float">
            <text:p>9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uurtsch. Eexterveensche kanaa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6" calcext:value-type="float">
            <text:p>46</text:p>
          </table:table-cell>
          <table:table-cell table:style-name="TL_20_Data" table:number-columns-repeated="7"/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581" calcext:value-type="float">
            <text:p>58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523" calcext:value-type="float">
            <text:p>1523</text:p>
          </table:table-cell>
          <table:table-cell table:style-name="TL_20_Data" office:value-type="float" office:value="1413" calcext:value-type="float">
            <text:p>1413</text:p>
          </table:table-cell>
          <table:table-cell table:style-name="TL_20_Data" office:value-type="float" office:value="2936" calcext:value-type="float">
            <text:p>2936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Schipbo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Gast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Eex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Zandvoo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Ann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8" calcext:value-type="float">
            <text:p>8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uurtsch. Spijkerboo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uurtsch. Nieuw-Ann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uurtsch. Eext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uurtsch. Eexterveen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uurtsch. Eexterveenschkanaa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number-columns-repeated="2" table:style-name="TL_20_Data" office:value-type="float" office:value="10" calcext:value-type="float">
            <text:p>10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uurtsch. Eexterveenschkanaal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54" calcext:value-type="float">
            <text:p>15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682" calcext:value-type="float">
            <text:p>682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nloo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735" calcext:value-type="float">
            <text:p>73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74" calcext:value-type="float">
            <text:p>1874</text:p>
          </table:table-cell>
          <table:table-cell table:style-name="TL_20_Data" office:value-type="float" office:value="1744" calcext:value-type="float">
            <text:p>1744</text:p>
          </table:table-cell>
          <table:table-cell table:style-name="TL_20_Data" office:value-type="float" office:value="3618" calcext:value-type="float">
            <text:p>3618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Hulpstrafgevangen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Infanterie kazern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87" calcext:value-type="float">
            <text:p>87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Arm- Werk- en Wees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270" calcext:value-type="float">
            <text:p>1270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12" calcext:value-type="float">
            <text:p>112</text:p>
          </table:table-cell>
          <table:table-cell table:style-name="TL_20_Data" table:number-columns-repeated="2"/>
          <table:table-cell table:style-name="TL_20_Data" office:value-type="float" office:value="2784" calcext:value-type="float">
            <text:p>2784</text:p>
          </table:table-cell>
          <table:table-cell table:style-name="TL_20_Data" office:value-type="float" office:value="3164" calcext:value-type="float">
            <text:p>3164</text:p>
          </table:table-cell>
          <table:table-cell table:style-name="TL_20_Data" office:value-type="float" office:value="5948" calcext:value-type="float">
            <text:p>5948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ce36" office:value-type="float" office:value="108" calcext:value-type="float">
            <text:p>10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27" calcext:value-type="float">
            <text:p>27</text:p>
          </table:table-cell>
          <table:table-cell table:style-name="ce36" office:value-type="float" office:value="27" calcext:value-type="float">
            <text:p>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274" calcext:value-type="float">
            <text:p>1274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3086" calcext:value-type="float">
            <text:p>3086</text:p>
          </table:table-cell>
          <table:table-cell table:style-name="TL_20_Data" office:value-type="float" office:value="3296" calcext:value-type="float">
            <text:p>3296</text:p>
          </table:table-cell>
          <table:table-cell table:style-name="TL_20_Data" office:value-type="float" office:value="6382" calcext:value-type="float">
            <text:p>6382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ce36" office:value-type="float" office:value="141" calcext:value-type="float">
            <text:p>14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Luchiesland, Mil. Hospitaal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Luchiesland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Stege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Kloost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0" calcext:value-type="float">
            <text:p>16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744" calcext:value-type="float">
            <text:p>744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Langen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Veene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3" calcext:value-type="float">
            <text:p>3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N. Willemskanaa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N. Willemskanaal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N. Willemskanaal, Tijdel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Molen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Asser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omein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Norgervaa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Norgervaart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Norgervaart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Norgervaart, Woonwagens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Witter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1" calcext:value-type="float">
            <text:p>9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number-columns-repeated="2" table:style-name="TL_20_Data" office:value-type="float" office:value="144" calcext:value-type="float">
            <text:p>144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Stadsbosch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r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aggelhuiz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Witt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e Haa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ras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26" calcext:value-type="float">
            <text:p>26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eilerstraat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Eerste St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Eerste St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eilerstraat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Gras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Anreeper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Aardsche 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Anree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Schiev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Ooster Parellel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9" calcext:value-type="float">
            <text:p>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Vrede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Steen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6" calcext:value-type="float">
            <text:p>86</text:p>
          </table:table-cell>
          <table:table-cell table:style-name="TL_20_Data" table:number-columns-repeated="7"/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Amel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Looner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Looner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Loo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Noord Willemskanaa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roninger Straatweg, Instituut "Rozenburg"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roninger Straatweg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00" calcext:value-type="float">
            <text:p>100</text:p>
          </table:table-cell>
          <table:table-cell table:style-name="TL_20_Data" table:number-columns-repeated="7"/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roninger Straatweg, Woonwagens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roninger Straatweg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Pee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2" calcext:value-type="float">
            <text:p>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Zwartwaters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Molen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004" calcext:value-type="float">
            <text:p>100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2484" calcext:value-type="float">
            <text:p>2484</text:p>
          </table:table-cell>
          <table:table-cell table:style-name="TL_20_Data" office:value-type="float" office:value="2321" calcext:value-type="float">
            <text:p>2321</text:p>
          </table:table-cell>
          <table:table-cell table:style-name="TL_20_Data" office:value-type="float" office:value="4805" calcext:value-type="float">
            <text:p>4805</text:p>
          </table:table-cell>
          <table:table-cell table:style-name="TL_20_Data" office:value-type="float" office:value="82" calcext:value-type="float">
            <text:p>82</text:p>
          </table:table-cell>
          <table:table-cell table:style-name="ce36" office:value-type="float" office:value="66" calcext:value-type="float">
            <text:p>6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278" calcext:value-type="float">
            <text:p>2278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5572" calcext:value-type="float">
            <text:p>5572</text:p>
          </table:table-cell>
          <table:table-cell table:style-name="TL_20_Data" office:value-type="float" office:value="5619" calcext:value-type="float">
            <text:p>5619</text:p>
          </table:table-cell>
          <table:table-cell table:style-name="TL_20_Data" office:value-type="float" office:value="11191" calcext:value-type="float">
            <text:p>11191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ce36" office:value-type="float" office:value="207" calcext:value-type="float">
            <text:p>20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Beil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4" calcext:value-type="float">
            <text:p>13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552" calcext:value-type="float">
            <text:p>552</text:p>
          </table:table-cell>
          <table:table-cell table:style-name="TL_20_Data" office:value-type="float" office:value="546" calcext:value-type="float">
            <text:p>546</text:p>
          </table:table-cell>
          <table:table-cell table:style-name="TL_20_Data" office:value-type="float" office:value="1098" calcext:value-type="float">
            <text:p>109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Geh. Hijk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Geh. Hijken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eh. Hal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9" calcext:value-type="float">
            <text:p>39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Geh. Brunst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Geh. Spi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Geh. Liev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Geh. Makku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 office:value-type="string" calcext:value-type="string">
            <text:p>Geh. Holth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TL_20_Data" table:number-columns-repeated="7"/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 office:value-type="string" calcext:value-type="string">
            <text:p>Geh. Alt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 office:value-type="string" calcext:value-type="string">
            <text:p>Geh. Klater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M</text:p>
          </table:table-cell>
          <table:table-cell table:style-name="TL_20_HRowHeader" office:value-type="string" calcext:value-type="string">
            <text:p>Geh. Wijst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3" calcext:value-type="float">
            <text:p>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N</text:p>
          </table:table-cell>
          <table:table-cell table:style-name="TL_20_HRowHeader" office:value-type="string" calcext:value-type="string">
            <text:p>Geh. Drijb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O</text:p>
          </table:table-cell>
          <table:table-cell table:style-name="TL_20_HRowHeader" office:value-type="string" calcext:value-type="string">
            <text:p>Geh. Tiende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6" calcext:value-type="float">
            <text:p>1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624" calcext:value-type="float">
            <text:p>62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O</text:p>
          </table:table-cell>
          <table:table-cell table:style-name="TL_20_HRowHeader" office:value-type="string" calcext:value-type="string">
            <text:p>Geh. Tiendeveen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560" calcext:value-type="float">
            <text:p>56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830" calcext:value-type="float">
            <text:p>1830</text:p>
          </table:table-cell>
          <table:table-cell table:style-name="TL_20_Data" office:value-type="float" office:value="1707" calcext:value-type="float">
            <text:p>1707</text:p>
          </table:table-cell>
          <table:table-cell table:style-name="TL_20_Data" office:value-type="float" office:value="3537" calcext:value-type="float">
            <text:p>3537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Beil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1" calcext:value-type="float">
            <text:p>4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Beilen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Beilen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Beilen, Woonwagen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Eurs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5" calcext:value-type="float">
            <text:p>55</text:p>
          </table:table-cell>
          <table:table-cell table:style-name="TL_20_Data" table:number-columns-repeated="7"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Geh. Hijk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9" calcext:value-type="float">
            <text:p>6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eh. Hal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eh. Halen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Geh. Smalbroek, Arm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Geh. Smalbroek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Geh. Ter Hor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Geh. Beilervaa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TL_20_Data" table:number-columns-repeated="7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K</text:p>
          </table:table-cell>
          <table:table-cell table:style-name="TL_20_HRowHeader" office:value-type="string" calcext:value-type="string">
            <text:p>Geh. Holth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 office:value-type="string" calcext:value-type="string">
            <text:p>Geh. Alt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L</text:p>
          </table:table-cell>
          <table:table-cell table:style-name="TL_20_HRowHeader" office:value-type="string" calcext:value-type="string">
            <text:p>Geh. Klater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M</text:p>
          </table:table-cell>
          <table:table-cell table:style-name="TL_20_HRowHeader" office:value-type="string" calcext:value-type="string">
            <text:p>Geh. Wijst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8" calcext:value-type="float">
            <text:p>48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06" calcext:value-type="float">
            <text:p>306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714" calcext:value-type="float">
            <text:p>714</text:p>
          </table:table-cell>
          <table:table-cell table:style-name="TL_20_Data" office:value-type="float" office:value="616" calcext:value-type="float">
            <text:p>616</text:p>
          </table:table-cell>
          <table:table-cell table:style-name="TL_20_Data" office:value-type="float" office:value="1330" calcext:value-type="float">
            <text:p>1330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866" calcext:value-type="float">
            <text:p>86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2547" calcext:value-type="float">
            <text:p>2547</text:p>
          </table:table-cell>
          <table:table-cell table:style-name="TL_20_Data" office:value-type="float" office:value="2323" calcext:value-type="float">
            <text:p>2323</text:p>
          </table:table-cell>
          <table:table-cell table:style-name="TL_20_Data" office:value-type="float" office:value="4870" calcext:value-type="float">
            <text:p>4870</text:p>
          </table:table-cell>
          <table:table-cell table:style-name="TL_20_Data" office:value-type="float" office:value="50" calcext:value-type="float">
            <text:p>50</text:p>
          </table:table-cell>
          <table:table-cell table:style-name="ce36" office:value-type="float" office:value="27" calcext:value-type="float">
            <text:p>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Borger, 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Borger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28" calcext:value-type="float">
            <text:p>128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655" calcext:value-type="float">
            <text:p>65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Borger, Woonwagens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Ee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TL_20_Data" table:number-columns-repeated="7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Ees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Ellertshaa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West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Drouw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Brong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Buin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3" calcext:value-type="float">
            <text:p>83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Geh. Nieuw-Buin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35" calcext:value-type="float">
            <text:p>63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"/>
          <table:table-cell table:style-name="TL_20_Data" office:value-type="float" office:value="1563" calcext:value-type="float">
            <text:p>1563</text:p>
          </table:table-cell>
          <table:table-cell table:style-name="TL_20_Data" office:value-type="float" office:value="1530" calcext:value-type="float">
            <text:p>1530</text:p>
          </table:table-cell>
          <table:table-cell table:style-name="TL_20_Data" office:value-type="float" office:value="3093" calcext:value-type="float">
            <text:p>3093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Geh. Buin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8" calcext:value-type="float">
            <text:p>8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eh. Drouwenermo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7" calcext:value-type="float">
            <text:p>15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402" calcext:value-type="float">
            <text:p>402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eh. Drouwen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5" calcext:value-type="float">
            <text:p>6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303" calcext:value-type="float">
            <text:p>130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table:number-columns-repeated="2"/>
          <table:table-cell table:style-name="TL_20_Data" office:value-type="float" office:value="3376" calcext:value-type="float">
            <text:p>3376</text:p>
          </table:table-cell>
          <table:table-cell table:style-name="TL_20_Data" office:value-type="float" office:value="3207" calcext:value-type="float">
            <text:p>3207</text:p>
          </table:table-cell>
          <table:table-cell table:style-name="TL_20_Data" office:value-type="float" office:value="6583" calcext:value-type="float">
            <text:p>6583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6" office:value-type="float" office:value="26" calcext:value-type="float">
            <text:p>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Borger, Gesticht van Liefdadigheid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Borger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Ee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Ees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Ellertshaa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West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Westdorp, 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Drouw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Brong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Buin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Geh. Nieuwbuin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Geh. Nieuwbuinen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Geh. Nieuwbuinen, Tijdelijk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eh. Drouwenermo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eh. Drouwenermond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eh. Drouwenermond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eh. Drouwen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21" calcext:value-type="float">
            <text:p>12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94" calcext:value-type="float">
            <text:p>394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424" calcext:value-type="float">
            <text:p>142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770" calcext:value-type="float">
            <text:p>3770</text:p>
          </table:table-cell>
          <table:table-cell table:style-name="TL_20_Data" office:value-type="float" office:value="3534" calcext:value-type="float">
            <text:p>3534</text:p>
          </table:table-cell>
          <table:table-cell table:style-name="TL_20_Data" office:value-type="float" office:value="7304" calcext:value-type="float">
            <text:p>7304</text:p>
          </table:table-cell>
          <table:table-cell table:style-name="TL_20_Data" office:value-type="float" office:value="51" calcext:value-type="float">
            <text:p>51</text:p>
          </table:table-cell>
          <table:table-cell table:style-name="ce36" office:value-type="float" office:value="55" calcext:value-type="float">
            <text:p>5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Wees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461" calcext:value-type="float">
            <text:p>46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52" calcext:value-type="float">
            <text:p>52</text:p>
          </table:table-cell>
          <table:table-cell table:style-name="TL_20_Data" table:number-columns-repeated="2"/>
          <table:table-cell table:style-name="TL_20_Data" office:value-type="float" office:value="1048" calcext:value-type="float">
            <text:p>1048</text:p>
          </table:table-cell>
          <table:table-cell table:style-name="TL_20_Data" office:value-type="float" office:value="1143" calcext:value-type="float">
            <text:p>1143</text:p>
          </table:table-cell>
          <table:table-cell table:style-name="TL_20_Data" office:value-type="float" office:value="2191" calcext:value-type="float">
            <text:p>2191</text:p>
          </table:table-cell>
          <table:table-cell table:style-name="TL_20_Data" office:value-type="float" office:value="53" calcext:value-type="float">
            <text:p>53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36" calcext:value-type="float">
            <text:p>36</text:p>
          </table:table-cell>
          <table:table-cell table:style-name="ce36" office:value-type="float" office:value="24" calcext:value-type="float">
            <text:p>2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Woonwagens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Tijd. aanw. woonwagens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462" calcext:value-type="float">
            <text:p>46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064" calcext:value-type="float">
            <text:p>1064</text:p>
          </table:table-cell>
          <table:table-cell table:style-name="TL_20_Data" office:value-type="float" office:value="1162" calcext:value-type="float">
            <text:p>1162</text:p>
          </table:table-cell>
          <table:table-cell table:style-name="TL_20_Data" office:value-type="float" office:value="2226" calcext:value-type="float">
            <text:p>2226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ce36" office:value-type="float" office:value="51" calcext:value-type="float">
            <text:p>5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teenwijksmo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5" calcext:value-type="float">
            <text:p>13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alla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de Lo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Kloost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Klooster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Klooster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Coevordermar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 office:value-type="string" calcext:value-type="string">
            <text:p>Pik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Wijerswo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Pad- en Vlieghui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33" calcext:value-type="float">
            <text:p>23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709" calcext:value-type="float">
            <text:p>709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TL_20_Data" office:value-type="float" office:value="1318" calcext:value-type="float">
            <text:p>1318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695" calcext:value-type="float">
            <text:p>69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774" calcext:value-type="float">
            <text:p>1774</text:p>
          </table:table-cell>
          <table:table-cell table:style-name="TL_20_Data" office:value-type="float" office:value="1771" calcext:value-type="float">
            <text:p>1771</text:p>
          </table:table-cell>
          <table:table-cell table:style-name="TL_20_Data" office:value-type="float" office:value="3545" calcext:value-type="float">
            <text:p>3545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ce36" office:value-type="float" office:value="65" calcext:value-type="float">
            <text:p>6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 Dal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18" calcext:value-type="float">
            <text:p>2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1078" calcext:value-type="float">
            <text:p>1078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 Dalen, Tijd. aanw. woonwagen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h. Dal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h. Wachtu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4" calcext:value-type="float">
            <text:p>54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h. Vossebel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TL_20_Data" table:number-columns-repeated="7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h. de Lo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7"/>
          <table:table-cell table:number-columns-repeated="2" table:style-name="TL_20_Data" office:value-type="float" office:value="33" calcext:value-type="float">
            <text:p>33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h. Veenhuiz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89" calcext:value-type="float">
            <text:p>38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49" calcext:value-type="float">
            <text:p>1049</text:p>
          </table:table-cell>
          <table:table-cell table:style-name="TL_20_Data" office:value-type="float" office:value="967" calcext:value-type="float">
            <text:p>967</text:p>
          </table:table-cell>
          <table:table-cell table:style-name="TL_20_Data" office:value-type="float" office:value="2016" calcext:value-type="float">
            <text:p>2016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Dal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7" calcext:value-type="float">
            <text:p>77</text:p>
          </table:table-cell>
          <table:table-cell table:style-name="TL_20_Data" table:number-columns-repeated="7"/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Stieltjeskanaa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Stieltjeskanaal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Wachtu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Hoogehaa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Vossebel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Vossebelt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de Lo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64" calcext:value-type="float">
            <text:p>16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 office:value-type="float" office:value="791" calcext:value-type="float">
            <text:p>791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553" calcext:value-type="float">
            <text:p>55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61" calcext:value-type="float">
            <text:p>1461</text:p>
          </table:table-cell>
          <table:table-cell table:style-name="TL_20_Data" office:value-type="float" office:value="1346" calcext:value-type="float">
            <text:p>1346</text:p>
          </table:table-cell>
          <table:table-cell table:style-name="TL_20_Data" office:value-type="float" office:value="2807" calcext:value-type="float">
            <text:p>2807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iever, Diev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iever, Kalt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iever, Berkenheuve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iever, Kasteel, Diac. Arm- en werk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iever, Kasteel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iever, Vaa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7"/>
          <table:table-cell table:number-columns-repeated="2" table:style-name="TL_20_Data" office:value-type="float" office:value="17" calcext:value-type="float">
            <text:p>1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iever, Diever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iever, Dieverbru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iever, Oldendieverbru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iever, Oldendiev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8" calcext:value-type="float">
            <text:p>3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apse, Ten Da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apse, Soerth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apse, Ten Hav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apse, Veldhuiz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apse, Veenhuiz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TL_20_Data" table:number-columns-repeated="7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ittelte, Noord-Wittel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ittelte, Wittel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ittelte, Heersvaartj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ittelte, Wittelterbru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ittelte, Bergru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ittelte, 't 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ittelte, 't Mo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ateren, Groot-Wat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ateren, 't Br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ateren, Klein-Wat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Wateren, Zorgvlie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13" calcext:value-type="float">
            <text:p>31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816" calcext:value-type="float">
            <text:p>816</text:p>
          </table:table-cell>
          <table:table-cell table:style-name="TL_20_Data" office:value-type="float" office:value="764" calcext:value-type="float">
            <text:p>764</text:p>
          </table:table-cell>
          <table:table-cell table:style-name="TL_20_Data" office:value-type="float" office:value="1580" calcext:value-type="float">
            <text:p>1580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00" calcext:value-type="float">
            <text:p>40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1032" calcext:value-type="float">
            <text:p>1032</text:p>
          </table:table-cell>
          <table:table-cell table:style-name="TL_20_Data" office:value-type="float" office:value="958" calcext:value-type="float">
            <text:p>958</text:p>
          </table:table-cell>
          <table:table-cell table:style-name="TL_20_Data" office:value-type="float" office:value="1990" calcext:value-type="float">
            <text:p>1990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, Arm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04" calcext:value-type="float">
            <text:p>104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645" calcext:value-type="float">
            <text:p>64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05" calcext:value-type="float">
            <text:p>105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659" calcext:value-type="float">
            <text:p>659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Westei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1" calcext:value-type="float">
            <text:p>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Lhee, 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Lhee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70" calcext:value-type="float">
            <text:p>7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Lheebr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Leggelo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6" calcext:value-type="float">
            <text:p>9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Dieverbru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Eemst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9" calcext:value-type="float">
            <text:p>5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Voshaa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95" calcext:value-type="float">
            <text:p>29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756" calcext:value-type="float">
            <text:p>756</text:p>
          </table:table-cell>
          <table:table-cell table:style-name="TL_20_Data" office:value-type="float" office:value="1686" calcext:value-type="float">
            <text:p>1686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wingeloo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00" calcext:value-type="float">
            <text:p>40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261" calcext:value-type="float">
            <text:p>1261</text:p>
          </table:table-cell>
          <table:table-cell table:style-name="TL_20_Data" office:value-type="float" office:value="1084" calcext:value-type="float">
            <text:p>1084</text:p>
          </table:table-cell>
          <table:table-cell table:style-name="TL_20_Data" office:value-type="float" office:value="2345" calcext:value-type="float">
            <text:p>2345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 Ee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1" calcext:value-type="float">
            <text:p>131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h. Paterswo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0" calcext:value-type="float">
            <text:p>12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524" calcext:value-type="float">
            <text:p>524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Buurtsch. Schelfhor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57" calcext:value-type="float">
            <text:p>25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584" calcext:value-type="float">
            <text:p>584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1128" calcext:value-type="float">
            <text:p>1128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Ee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2" calcext:value-type="float">
            <text:p>9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Oosterbroek, Gesticht Hoog Hullen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Oosterbroek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Oosterbroek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Duin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Paterswo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Eelderwo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Schelfhor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Helmer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05" calcext:value-type="float">
            <text:p>20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1045" calcext:value-type="float">
            <text:p>1045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62" calcext:value-type="float">
            <text:p>46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38" calcext:value-type="float">
            <text:p>1138</text:p>
          </table:table-cell>
          <table:table-cell table:style-name="TL_20_Data" office:value-type="float" office:value="1036" calcext:value-type="float">
            <text:p>1036</text:p>
          </table:table-cell>
          <table:table-cell table:style-name="TL_20_Data" office:value-type="float" office:value="2174" calcext:value-type="float">
            <text:p>2174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7" calcext:value-type="float">
            <text:p>1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666" calcext:value-type="float">
            <text:p>666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4" calcext:value-type="float">
            <text:p>104</text:p>
          </table:table-cell>
          <table:table-cell table:style-name="TL_20_Data" table:number-columns-repeated="7"/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551" calcext:value-type="float">
            <text:p>55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30" calcext:value-type="float">
            <text:p>33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735" calcext:value-type="float">
            <text:p>735</text:p>
          </table:table-cell>
          <table:table-cell table:style-name="TL_20_Data" office:value-type="float" office:value="672" calcext:value-type="float">
            <text:p>672</text:p>
          </table:table-cell>
          <table:table-cell table:style-name="TL_20_Data" office:value-type="float" office:value="1407" calcext:value-type="float">
            <text:p>1407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85" calcext:value-type="float">
            <text:p>28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760" calcext:value-type="float">
            <text:p>760</text:p>
          </table:table-cell>
          <table:table-cell table:style-name="TL_20_Data" office:value-type="float" office:value="713" calcext:value-type="float">
            <text:p>713</text:p>
          </table:table-cell>
          <table:table-cell table:style-name="TL_20_Data" office:value-type="float" office:value="1473" calcext:value-type="float">
            <text:p>1473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.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8" calcext:value-type="float">
            <text:p>9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519" calcext:value-type="float">
            <text:p>51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.A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.A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33" calcext:value-type="float">
            <text:p>33</text:p>
          </table:table-cell>
          <table:table-cell table:style-name="ce36" office:value-type="float" office:value="32" calcext:value-type="float">
            <text:p>3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90" calcext:value-type="float">
            <text:p>39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070" calcext:value-type="float">
            <text:p>1070</text:p>
          </table:table-cell>
          <table:table-cell table:style-name="TL_20_Data" office:value-type="float" office:value="1041" calcext:value-type="float">
            <text:p>1041</text:p>
          </table:table-cell>
          <table:table-cell table:style-name="TL_20_Data" office:value-type="float" office:value="2111" calcext:value-type="float">
            <text:p>2111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32" calcext:value-type="float">
            <text:p>32</text:p>
          </table:table-cell>
          <table:table-cell table:style-name="ce36" office:value-type="float" office:value="30" calcext:value-type="float">
            <text:p>3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.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31" calcext:value-type="float">
            <text:p>33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859" calcext:value-type="float">
            <text:p>859</text:p>
          </table:table-cell>
          <table:table-cell table:style-name="TL_20_Data" office:value-type="float" office:value="822" calcext:value-type="float">
            <text:p>822</text:p>
          </table:table-cell>
          <table:table-cell table:style-name="TL_20_Data" office:value-type="float" office:value="1681" calcext:value-type="float">
            <text:p>168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4"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Woonwagens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4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6" calcext:value-type="float">
            <text:p>25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709" calcext:value-type="float">
            <text:p>709</text:p>
          </table:table-cell>
          <table:table-cell table:style-name="TL_20_Data" office:value-type="float" office:value="700" calcext:value-type="float">
            <text:p>700</text:p>
          </table:table-cell>
          <table:table-cell table:style-name="TL_20_Data" office:value-type="float" office:value="1409" calcext:value-type="float">
            <text:p>1409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44" calcext:value-type="float">
            <text:p>44</text:p>
          </table:table-cell>
          <table:table-cell table:style-name="ce36" office:value-type="float" office:value="41" calcext:value-type="float">
            <text:p>4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.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4" calcext:value-type="float">
            <text:p>8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.A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22" calcext:value-type="float">
            <text:p>22</text:p>
          </table:table-cell>
          <table:table-cell table:style-name="ce36" office:value-type="float" office:value="17" calcext:value-type="float">
            <text:p>1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Arm- en werk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394" calcext:value-type="float">
            <text:p>39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004" calcext:value-type="float">
            <text:p>1004</text:p>
          </table:table-cell>
          <table:table-cell table:style-name="TL_20_Data" office:value-type="float" office:value="974" calcext:value-type="float">
            <text:p>974</text:p>
          </table:table-cell>
          <table:table-cell table:style-name="TL_20_Data" office:value-type="float" office:value="1978" calcext:value-type="float">
            <text:p>1978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 office:value-type="string" calcext:value-type="string">
            <text:p>Woonwagens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.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6" calcext:value-type="float">
            <text:p>16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899" calcext:value-type="float">
            <text:p>899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.A</text:p>
          </table:table-cell>
          <table:table-cell table:style-name="TL_20_HRowHeader" office:value-type="string" calcext:value-type="string">
            <text:p>Kaz.Kon.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.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69" calcext:value-type="float">
            <text:p>26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682" calcext:value-type="float">
            <text:p>682</text:p>
          </table:table-cell>
          <table:table-cell table:style-name="TL_20_Data" office:value-type="float" office:value="1386" calcext:value-type="float">
            <text:p>138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.C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.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3" calcext:value-type="float">
            <text:p>27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727" calcext:value-type="float">
            <text:p>727</text:p>
          </table:table-cell>
          <table:table-cell table:style-name="TL_20_Data" office:value-type="float" office:value="741" calcext:value-type="float">
            <text:p>741</text:p>
          </table:table-cell>
          <table:table-cell table:style-name="TL_20_Data" office:value-type="float" office:value="1468" calcext:value-type="float">
            <text:p>1468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.B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G.B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1" calcext:value-type="float">
            <text:p>1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86" calcext:value-type="float">
            <text:p>386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769" calcext:value-type="float">
            <text:p>76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9" calcext:value-type="float">
            <text:p>25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31" calcext:value-type="float">
            <text:p>731</text:p>
          </table:table-cell>
          <table:table-cell table:style-name="TL_20_Data" office:value-type="float" office:value="639" calcext:value-type="float">
            <text:p>639</text:p>
          </table:table-cell>
          <table:table-cell table:style-name="TL_20_Data" office:value-type="float" office:value="1370" calcext:value-type="float">
            <text:p>1370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.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2" calcext:value-type="float">
            <text:p>12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663" calcext:value-type="float">
            <text:p>66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.A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.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0" calcext:value-type="float">
            <text:p>1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598" calcext:value-type="float">
            <text:p>598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.B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289" calcext:value-type="float">
            <text:p>3289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/>
          <table:table-cell table:style-name="TL_20_Data" office:value-type="float" office:value="9178" calcext:value-type="float">
            <text:p>9178</text:p>
          </table:table-cell>
          <table:table-cell table:style-name="TL_20_Data" office:value-type="float" office:value="8834" calcext:value-type="float">
            <text:p>8834</text:p>
          </table:table-cell>
          <table:table-cell table:style-name="TL_20_Data" office:value-type="float" office:value="18012" calcext:value-type="float">
            <text:p>18012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ce36" office:value-type="float" office:value="218" calcext:value-type="float">
            <text:p>2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619" calcext:value-type="float">
            <text:p>3619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/>
          <table:table-cell table:style-name="TL_20_Data" office:value-type="float" office:value="9917" calcext:value-type="float">
            <text:p>9917</text:p>
          </table:table-cell>
          <table:table-cell table:style-name="TL_20_Data" office:value-type="float" office:value="9508" calcext:value-type="float">
            <text:p>9508</text:p>
          </table:table-cell>
          <table:table-cell table:style-name="TL_20_Data" office:value-type="float" office:value="19425" calcext:value-type="float">
            <text:p>19425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ce36" office:value-type="float" office:value="227" calcext:value-type="float">
            <text:p>2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 Gassel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8" calcext:value-type="float">
            <text:p>7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Buurtsch. Kostvlie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h. Gasselterbo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h. Gasselterboerveenschemo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 Gasselternij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2" calcext:value-type="float">
            <text:p>12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 Gasselternijveen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4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 Gasselternijveen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h. Gasselternijveenschemo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3" calcext:value-type="float">
            <text:p>10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h. Gasselternijveenschemond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65" calcext:value-type="float">
            <text:p>36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015" calcext:value-type="float">
            <text:p>1015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office:value-type="float" office:value="1921" calcext:value-type="float">
            <text:p>1921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Gassel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TL_20_Data" table:number-columns-repeated="7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Kostvlie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Gasselterbo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Gasselterboerveenschemo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Gasselternij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TL_20_Data" table:number-columns-repeated="7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Gasselternijveenschemo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6" calcext:value-type="float">
            <text:p>76</text:p>
          </table:table-cell>
          <table:table-cell table:style-name="TL_20_Data" table:number-columns-repeated="7"/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41" calcext:value-type="float">
            <text:p>44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176" calcext:value-type="float">
            <text:p>1176</text:p>
          </table:table-cell>
          <table:table-cell table:style-name="TL_20_Data" office:value-type="float" office:value="1070" calcext:value-type="float">
            <text:p>1070</text:p>
          </table:table-cell>
          <table:table-cell table:style-name="TL_20_Data" office:value-type="float" office:value="2246" calcext:value-type="float">
            <text:p>2246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Giet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2" calcext:value-type="float">
            <text:p>8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Bonn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Giet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33" calcext:value-type="float">
            <text:p>13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Giet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7" calcext:value-type="float">
            <text:p>47</text:p>
          </table:table-cell>
          <table:table-cell table:style-name="TL_20_Data" table:number-columns-repeated="7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Gieten, Woonwagen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Gieten, Tijd. aanw. woonwagens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Bonn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7" calcext:value-type="float">
            <text:p>37</text:p>
          </table:table-cell>
          <table:table-cell table:style-name="TL_20_Data" table:number-columns-repeated="7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Veenhof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Zandvoo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Gieterveen, Tijdelijk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Giet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2" calcext:value-type="float">
            <text:p>12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324" calcext:value-type="float">
            <text:p>324</text:p>
          </table:table-cell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Gieterveen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Bonn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4" calcext:value-type="float">
            <text:p>10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538" calcext:value-type="float">
            <text:p>538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Bonnerveen, 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36" calcext:value-type="float">
            <text:p>33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78" calcext:value-type="float">
            <text:p>878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1682" calcext:value-type="float">
            <text:p>1682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36" office:value-type="float" office:value="28" calcext:value-type="float">
            <text:p>2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69" calcext:value-type="float">
            <text:p>46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11" calcext:value-type="float">
            <text:p>1211</text:p>
          </table:table-cell>
          <table:table-cell table:style-name="TL_20_Data" office:value-type="float" office:value="1127" calcext:value-type="float">
            <text:p>1127</text:p>
          </table:table-cell>
          <table:table-cell table:style-name="TL_20_Data" office:value-type="float" office:value="2338" calcext:value-type="float">
            <text:p>2338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36" office:value-type="float" office:value="33" calcext:value-type="float">
            <text:p>3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Ooster Havelte, Werk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Ooster Havelte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38" calcext:value-type="float">
            <text:p>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Wester Havel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Geh. Eursin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7" calcext:value-type="float">
            <text:p>3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Geh. Da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H</text:p>
          </table:table-cell>
          <table:table-cell table:style-name="TL_20_HRowHeader" office:value-type="string" calcext:value-type="string">
            <text:p>Geh. de Wa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2" calcext:value-type="float">
            <text:p>3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5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U</text:p>
          </table:table-cell>
          <table:table-cell table:style-name="TL_20_HRowHeader" office:value-type="string" calcext:value-type="string">
            <text:p>Geh. Uffelte-Westei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0" calcext:value-type="float">
            <text:p>7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U</text:p>
          </table:table-cell>
          <table:table-cell table:style-name="TL_20_HRowHeader" office:value-type="string" calcext:value-type="string">
            <text:p>Geh. Uffelte-Oostei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6" calcext:value-type="float">
            <text:p>4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U</text:p>
          </table:table-cell>
          <table:table-cell table:style-name="TL_20_HRowHeader" office:value-type="string" calcext:value-type="string">
            <text:p>Geh. de Vaartstre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2" calcext:value-type="float">
            <text:p>92</text:p>
          </table:table-cell>
          <table:table-cell table:style-name="TL_20_Data" table:number-columns-repeated="7"/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Geh. Veen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8" calcext:value-type="float">
            <text:p>6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Buurtsch. Nijenta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 office:value-type="string" calcext:value-type="string">
            <text:p>Geh. Havelterbe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0" calcext:value-type="float">
            <text:p>50</text:p>
          </table:table-cell>
          <table:table-cell table:style-name="TL_20_Data" table:number-columns-repeated="7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W</text:p>
          </table:table-cell>
          <table:table-cell table:style-name="TL_20_HRowHeader" office:value-type="string" calcext:value-type="string">
            <text:p>Dorp Wapserveen-Oostei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W</text:p>
          </table:table-cell>
          <table:table-cell table:style-name="TL_20_HRowHeader" office:value-type="string" calcext:value-type="string">
            <text:p>Dorp Wapserveen-Westei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6" calcext:value-type="float">
            <text:p>7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avelt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650" calcext:value-type="float">
            <text:p>65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1699" calcext:value-type="float">
            <text:p>1699</text:p>
          </table:table-cell>
          <table:table-cell table:style-name="TL_20_Data" office:value-type="float" office:value="1476" calcext:value-type="float">
            <text:p>1476</text:p>
          </table:table-cell>
          <table:table-cell table:style-name="TL_20_Data" office:value-type="float" office:value="3175" calcext:value-type="float">
            <text:p>3175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6" office:value-type="float" office:value="17" calcext:value-type="float">
            <text:p>1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Arm- en werk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406" calcext:value-type="float">
            <text:p>40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792" calcext:value-type="float">
            <text:p>792</text:p>
          </table:table-cell>
          <table:table-cell table:style-name="TL_20_Data" office:value-type="float" office:value="853" calcext:value-type="float">
            <text:p>853</text:p>
          </table:table-cell>
          <table:table-cell table:style-name="TL_20_Data" office:value-type="float" office:value="1645" calcext:value-type="float">
            <text:p>1645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" office:value-type="float" office:value="26" calcext:value-type="float">
            <text:p>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4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32" calcext:value-type="float">
            <text:p>32</text:p>
          </table:table-cell>
          <table:table-cell table:style-name="ce36" office:value-type="float" office:value="23" calcext:value-type="float">
            <text:p>2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58" calcext:value-type="float">
            <text:p>35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793" calcext:value-type="float">
            <text:p>793</text:p>
          </table:table-cell>
          <table:table-cell table:style-name="TL_20_Data" office:value-type="float" office:value="1526" calcext:value-type="float">
            <text:p>1526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36" office:value-type="float" office:value="26" calcext:value-type="float">
            <text:p>2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23" calcext:value-type="float">
            <text:p>23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66" calcext:value-type="float">
            <text:p>76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1619" calcext:value-type="float">
            <text:p>1619</text:p>
          </table:table-cell>
          <table:table-cell table:style-name="TL_20_Data" office:value-type="float" office:value="1733" calcext:value-type="float">
            <text:p>1733</text:p>
          </table:table-cell>
          <table:table-cell table:style-name="TL_20_Data" office:value-type="float" office:value="3352" calcext:value-type="float">
            <text:p>3352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ce36" office:value-type="float" office:value="94" calcext:value-type="float">
            <text:p>9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3" calcext:value-type="float">
            <text:p>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4" calcext:value-type="float">
            <text:p>11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01" calcext:value-type="float">
            <text:p>40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939" calcext:value-type="float">
            <text:p>939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TL_20_Data" office:value-type="float" office:value="1851" calcext:value-type="float">
            <text:p>185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5" calcext:value-type="float">
            <text:p>13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6"/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663" calcext:value-type="float">
            <text:p>663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84" calcext:value-type="float">
            <text:p>58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464" calcext:value-type="float">
            <text:p>1464</text:p>
          </table:table-cell>
          <table:table-cell table:style-name="TL_20_Data" office:value-type="float" office:value="1396" calcext:value-type="float">
            <text:p>1396</text:p>
          </table:table-cell>
          <table:table-cell table:style-name="TL_20_Data" office:value-type="float" office:value="2860" calcext:value-type="float">
            <text:p>2860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1" calcext:value-type="float">
            <text:p>15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732" calcext:value-type="float">
            <text:p>73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F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Personen tijdelijk buiten de gem. verblijf houdende</text:p>
          </table:table-cell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878" calcext:value-type="float">
            <text:p>878</text:p>
          </table:table-cell>
          <table:table-cell table:style-name="TL_20_Data" office:value-type="float" office:value="776" calcext:value-type="float">
            <text:p>776</text:p>
          </table:table-cell>
          <table:table-cell table:style-name="TL_20_Data" office:value-type="float" office:value="1654" calcext:value-type="float">
            <text:p>165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448" calcext:value-type="float">
            <text:p>1448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4457" calcext:value-type="float">
            <text:p>4457</text:p>
          </table:table-cell>
          <table:table-cell table:style-name="TL_20_Data" office:value-type="float" office:value="4113" calcext:value-type="float">
            <text:p>4113</text:p>
          </table:table-cell>
          <table:table-cell table:style-name="TL_20_Data" office:value-type="float" office:value="8570" calcext:value-type="float">
            <text:p>8570</text:p>
          </table:table-cell>
          <table:table-cell table:style-name="TL_20_Data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214" calcext:value-type="float">
            <text:p>2214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/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6078" calcext:value-type="float">
            <text:p>6078</text:p>
          </table:table-cell>
          <table:table-cell table:style-name="TL_20_Data" office:value-type="float" office:value="5846" calcext:value-type="float">
            <text:p>5846</text:p>
          </table:table-cell>
          <table:table-cell table:style-name="TL_20_Data" office:value-type="float" office:value="11924" calcext:value-type="float">
            <text:p>11924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ce36" office:value-type="float" office:value="136" calcext:value-type="float">
            <text:p>13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iaconie-Armhuis der Ned. Herv. Gem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33" calcext:value-type="float">
            <text:p>23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563" calcext:value-type="float">
            <text:p>563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1089" calcext:value-type="float">
            <text:p>1089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1" calcext:value-type="float">
            <text:p>25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518" calcext:value-type="float">
            <text:p>518</text:p>
          </table:table-cell>
          <table:table-cell table:style-name="TL_20_Data" office:value-type="float" office:value="1030" calcext:value-type="float">
            <text:p>103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8" calcext:value-type="float">
            <text:p>8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V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0" calcext:value-type="float">
            <text:p>8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1" calcext:value-type="float">
            <text:p>1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7" calcext:value-type="float">
            <text:p>16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 office:value-type="float" office:value="727" calcext:value-type="float">
            <text:p>727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I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I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97" calcext:value-type="float">
            <text:p>29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638" calcext:value-type="float">
            <text:p>638</text:p>
          </table:table-cell>
          <table:table-cell table:style-name="TL_20_Data" office:value-type="float" office:value="687" calcext:value-type="float">
            <text:p>687</text:p>
          </table:table-cell>
          <table:table-cell table:style-name="TL_20_Data" office:value-type="float" office:value="1325" calcext:value-type="float">
            <text:p>132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II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II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I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59" calcext:value-type="float">
            <text:p>459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926" calcext:value-type="float">
            <text:p>926</text:p>
          </table:table-cell>
          <table:table-cell table:style-name="TL_20_Data" office:value-type="float" office:value="1129" calcext:value-type="float">
            <text:p>1129</text:p>
          </table:table-cell>
          <table:table-cell table:style-name="TL_20_Data" office:value-type="float" office:value="2055" calcext:value-type="float">
            <text:p>2055</text:p>
          </table:table-cell>
          <table:table-cell table:style-name="TL_20_Data" office:value-type="float" office:value="60" calcext:value-type="float">
            <text:p>60</text:p>
          </table:table-cell>
          <table:table-cell table:style-name="ce36" office:value-type="float" office:value="43" calcext:value-type="float">
            <text:p>4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III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VIII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X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8" calcext:value-type="float">
            <text:p>17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X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X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26" calcext:value-type="float">
            <text:p>26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X</text:p>
          </table:table-cell>
          <table:table-cell table:style-name="TL_20_HRowHeader" office:value-type="string" calcext:value-type="string">
            <text:p>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X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69" calcext:value-type="float">
            <text:p>69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X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X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X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3" calcext:value-type="float">
            <text:p>93</text:p>
          </table:table-cell>
          <table:table-cell table:style-name="TL_20_Data" table:number-columns-repeated="4"/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XI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028" calcext:value-type="float">
            <text:p>2028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TL_20_Data" office:value-type="float" office:value="4337" calcext:value-type="float">
            <text:p>4337</text:p>
          </table:table-cell>
          <table:table-cell table:style-name="TL_20_Data" office:value-type="float" office:value="4748" calcext:value-type="float">
            <text:p>4748</text:p>
          </table:table-cell>
          <table:table-cell table:style-name="TL_20_Data" office:value-type="float" office:value="9085" calcext:value-type="float">
            <text:p>9085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ce36" office:value-type="float" office:value="209" calcext:value-type="float">
            <text:p>20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V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X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X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X</text:p>
          </table:table-cell>
          <table:table-cell table:style-name="TL_20_HRowHeader" office:value-type="string" calcext:value-type="string">
            <text:p>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X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6" calcext:value-type="float">
            <text:p>5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XIII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2" calcext:value-type="float">
            <text:p>4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XIII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table:number-columns-repeated="4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XIII</text:p>
          </table:table-cell>
          <table:table-cell table:style-name="TL_20_HRowHeader" office:value-type="string" calcext:value-type="string">
            <text:p>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XIII</text:p>
          </table:table-cell>
          <table:table-cell table:style-name="TL_20_HRowHeader" office:value-type="string" calcext:value-type="string">
            <text:p>Woonwagens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6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XIII</text:p>
          </table:table-cell>
          <table:table-cell table:style-name="TL_20_HRowHeader" office:value-type="string" calcext:value-type="string">
            <text:p>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XIII</text:p>
          </table:table-cell>
          <table:table-cell table:style-name="TL_20_HRowHeader" office:value-type="string" calcext:value-type="string">
            <text:p>Zonder vaste woning</text:p>
          </table:table-cell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19" calcext:value-type="float">
            <text:p>11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1067" calcext:value-type="float">
            <text:p>1067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147" calcext:value-type="float">
            <text:p>2147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893" calcext:value-type="float">
            <text:p>4893</text:p>
          </table:table-cell>
          <table:table-cell table:style-name="TL_20_Data" office:value-type="float" office:value="5261" calcext:value-type="float">
            <text:p>5261</text:p>
          </table:table-cell>
          <table:table-cell table:style-name="TL_20_Data" office:value-type="float" office:value="10154" calcext:value-type="float">
            <text:p>10154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ce36" office:value-type="float" office:value="227" calcext:value-type="float">
            <text:p>2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Afd. Nijeveensche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7" calcext:value-type="float">
            <text:p>9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Afd. Nijeveen bov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1" calcext:value-type="float">
            <text:p>4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Afd. Kold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9" calcext:value-type="float">
            <text:p>6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Afd. Kolderveen, bov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7" calcext:value-type="float">
            <text:p>6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Afd. Kolderveen, boven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74" calcext:value-type="float">
            <text:p>27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TL_20_Data" office:value-type="float" office:value="1257" calcext:value-type="float">
            <text:p>1257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9" calcext:value-type="float">
            <text:p>1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29" calcext:value-type="float">
            <text:p>1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No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Peest, N.H. Arm-en werk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Peest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Norgervaa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" calcext:value-type="float">
            <text:p>2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Norgervaart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Zuidvelde, Tijd. aanw. Schip</text:p>
          </table:table-cell>
          <table:table-cell table:style-name="ce18"/>
          <table:table-cell/>
          <table:table-cell table:style-name="ce23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Westervelde, Tijd. aanw. Schip</text:p>
          </table:table-cell>
          <table:table-cell table:style-name="ce18"/>
          <table:table-cell/>
          <table:table-cell table:style-name="ce23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Een, Tijd. aanw. Schip</text:p>
          </table:table-cell>
          <table:table-cell table:style-name="ce18"/>
          <table:table-cell/>
          <table:table-cell table:style-name="ce23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Langelo, Tijd. aanw. Schip</text:p>
          </table:table-cell>
          <table:table-cell table:style-name="ce18"/>
          <table:table-cell/>
          <table:table-cell table:style-name="ce23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Veenhuizen, Tijd. aanw. Schip</text:p>
          </table:table-cell>
          <table:table-cell table:style-name="ce18"/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Veenhuizen, I. Gesticht</text:p>
          </table:table-cell>
          <table:table-cell table:style-name="ce18"/>
          <table:table-cell/>
          <table:table-cell table:style-name="ce23" office:value-type="float" office:value="48" calcext:value-type="float">
            <text:p>4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334" calcext:value-type="float">
            <text:p>1334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462" calcext:value-type="float">
            <text:p>1462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Veenhuizen, II. Inf. Kazern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66" calcext:value-type="float">
            <text:p>66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Veenhuizen, II. Gesticht</text:p>
          </table:table-cell>
          <table:table-cell table:style-name="ce18"/>
          <table:table-cell/>
          <table:table-cell table:style-name="ce23" office:value-type="float" office:value="69" calcext:value-type="float">
            <text:p>69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1164" calcext:value-type="float">
            <text:p>1164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337" calcext:value-type="float">
            <text:p>1337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Veenhuizen, III. Gesticht</text:p>
          </table:table-cell>
          <table:table-cell table:style-name="ce18"/>
          <table:table-cell/>
          <table:table-cell table:style-name="ce23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1204" calcext:value-type="float">
            <text:p>1204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1328" calcext:value-type="float">
            <text:p>132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69" calcext:value-type="float">
            <text:p>36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235" calcext:value-type="float">
            <text:p>4235</text:p>
          </table:table-cell>
          <table:table-cell table:style-name="TL_20_Data" office:value-type="float" office:value="904" calcext:value-type="float">
            <text:p>904</text:p>
          </table:table-cell>
          <table:table-cell table:style-name="TL_20_Data" office:value-type="float" office:value="5139" calcext:value-type="float">
            <text:p>5139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ce36" office:value-type="float" office:value="29" calcext:value-type="float">
            <text:p>2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98" calcext:value-type="float">
            <text:p>49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500" calcext:value-type="float">
            <text:p>4500</text:p>
          </table:table-cell>
          <table:table-cell table:style-name="TL_20_Data" office:value-type="float" office:value="1177" calcext:value-type="float">
            <text:p>1177</text:p>
          </table:table-cell>
          <table:table-cell table:style-name="TL_20_Data" office:value-type="float" office:value="5677" calcext:value-type="float">
            <text:p>5677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ce36" office:value-type="float" office:value="33" calcext:value-type="float">
            <text:p>3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Arm- en werk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82" calcext:value-type="float">
            <text:p>8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396" calcext:value-type="float">
            <text:p>396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Exlo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1" calcext:value-type="float">
            <text:p>9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485" calcext:value-type="float">
            <text:p>485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Valth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Valthermond, 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Valthermond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46" calcext:value-type="float">
            <text:p>14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713" calcext:value-type="float">
            <text:p>713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66" calcext:value-type="float">
            <text:p>36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872" calcext:value-type="float">
            <text:p>872</text:p>
          </table:table-cell>
          <table:table-cell table:style-name="TL_20_Data" office:value-type="float" office:value="1834" calcext:value-type="float">
            <text:p>1834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Exlo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Valth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Klijn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Klijndijk, Woonwagens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Haantj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Odoorn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8" calcext:value-type="float">
            <text:p>12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676" calcext:value-type="float">
            <text:p>676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Odoornerveen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Exlo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8" calcext:value-type="float">
            <text:p>10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1e Exloermo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9" calcext:value-type="float">
            <text:p>16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857" calcext:value-type="float">
            <text:p>857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2e Exloermo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6" calcext:value-type="float">
            <text:p>2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766" calcext:value-type="float">
            <text:p>766</text:p>
          </table:table-cell>
          <table:table-cell table:style-name="TL_20_Data" office:value-type="float" office:value="734" calcext:value-type="float">
            <text:p>734</text:p>
          </table:table-cell>
          <table:table-cell table:style-name="TL_20_Data" office:value-type="float" office:value="1500" calcext:value-type="float">
            <text:p>1500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2e Exloermond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2e Exloermond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Valth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2" calcext:value-type="float">
            <text:p>13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652" calcext:value-type="float">
            <text:p>65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Valtherveen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Valtherveen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4"/>
          <table:table-cell table:style-name="TL_20_Data" office:value-type="float" office:value="55" calcext:value-type="float">
            <text:p>55</text:p>
          </table:table-cell>
          <table:table-cell table:style-name="ce36" office:value-type="float" office:value="58" calcext:value-type="float">
            <text:p>5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Zandbe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Valthermo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40" calcext:value-type="float">
            <text:p>34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938" calcext:value-type="float">
            <text:p>938</text:p>
          </table:table-cell>
          <table:table-cell table:style-name="TL_20_Data" office:value-type="float" office:value="927" calcext:value-type="float">
            <text:p>927</text:p>
          </table:table-cell>
          <table:table-cell table:style-name="TL_20_Data" office:value-type="float" office:value="1865" calcext:value-type="float">
            <text:p>186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Valthermond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282" calcext:value-type="float">
            <text:p>128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TL_20_Data" office:value-type="float" office:value="3517" calcext:value-type="float">
            <text:p>3517</text:p>
          </table:table-cell>
          <table:table-cell table:style-name="TL_20_Data" office:value-type="float" office:value="3365" calcext:value-type="float">
            <text:p>3365</text:p>
          </table:table-cell>
          <table:table-cell table:style-name="TL_20_Data" office:value-type="float" office:value="6882" calcext:value-type="float">
            <text:p>6882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ce36" office:value-type="float" office:value="140" calcext:value-type="float">
            <text:p>14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648" calcext:value-type="float">
            <text:p>164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/>
          <table:table-cell table:style-name="TL_20_Data" office:value-type="float" office:value="4479" calcext:value-type="float">
            <text:p>4479</text:p>
          </table:table-cell>
          <table:table-cell table:style-name="TL_20_Data" office:value-type="float" office:value="4237" calcext:value-type="float">
            <text:p>4237</text:p>
          </table:table-cell>
          <table:table-cell table:style-name="TL_20_Data" office:value-type="float" office:value="8716" calcext:value-type="float">
            <text:p>8716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ce36" office:value-type="float" office:value="144" calcext:value-type="float">
            <text:p>14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 Oosterhessel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0" calcext:value-type="float">
            <text:p>40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h. de Klenk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h. Gee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2" calcext:value-type="float">
            <text:p>8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h. Zwind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Buurtsch. Zwindersche kanaa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Buurtsch. Zwindersche 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Buurtsch. Zwindersche veld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86" calcext:value-type="float">
            <text:p>186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69" calcext:value-type="float">
            <text:p>569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1060" calcext:value-type="float">
            <text:p>1060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7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Oosterhessel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Oosterhesselerbru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de Klenk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Gee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Kanaa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TL_20_Data" table:number-columns-repeated="7"/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Zwind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Geeser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Zwindersche kanaa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uurtsch. Zwindersche 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84" calcext:value-type="float">
            <text:p>84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456" calcext:value-type="float">
            <text:p>45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70" calcext:value-type="float">
            <text:p>270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02" calcext:value-type="float">
            <text:p>802</text:p>
          </table:table-cell>
          <table:table-cell table:style-name="TL_20_Data" office:value-type="float" office:value="714" calcext:value-type="float">
            <text:p>714</text:p>
          </table:table-cell>
          <table:table-cell table:style-name="TL_20_Data" office:value-type="float" office:value="1516" calcext:value-type="float">
            <text:p>1516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6" calcext:value-type="float">
            <text:p>166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66" calcext:value-type="float">
            <text:p>166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de Hor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de Pol, Arm- en werkhuis der Ned. Herv. Diac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de Pol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69" calcext:value-type="float">
            <text:p>6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Wo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TL_20_Data" table:number-columns-repeated="7"/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Klund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3" calcext:value-type="float">
            <text:p>63</text:p>
          </table:table-cell>
          <table:table-cell table:style-name="TL_20_Data" table:number-columns-repeated="7"/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Klunderveen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83" calcext:value-type="float">
            <text:p>18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921" calcext:value-type="float">
            <text:p>921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49" calcext:value-type="float">
            <text:p>34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01" calcext:value-type="float">
            <text:p>901</text:p>
          </table:table-cell>
          <table:table-cell table:style-name="TL_20_Data" office:value-type="float" office:value="840" calcext:value-type="float">
            <text:p>840</text:p>
          </table:table-cell>
          <table:table-cell table:style-name="TL_20_Data" office:value-type="float" office:value="1741" calcext:value-type="float">
            <text:p>1741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 Rod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1" calcext:value-type="float">
            <text:p>1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572" calcext:value-type="float">
            <text:p>572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h. Liev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47" calcext:value-type="float">
            <text:p>47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h. Steenber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h. Nieta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h. Leutingewo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31" calcext:value-type="float">
            <text:p>3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Geh. Roderwo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03" calcext:value-type="float">
            <text:p>20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525" calcext:value-type="float">
            <text:p>525</text:p>
          </table:table-cell>
          <table:table-cell table:style-name="TL_20_Data" office:value-type="float" office:value="1051" calcext:value-type="float">
            <text:p>1051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Roden, Arm- en werk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Roden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45" calcext:value-type="float">
            <text:p>45</text:p>
          </table:table-cell>
          <table:table-cell table:style-name="TL_20_Data" table:number-columns-repeated="7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Dorp Roden, 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Liev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Alteve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Roderesch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Roder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2" calcext:value-type="float">
            <text:p>1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557" calcext:value-type="float">
            <text:p>557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Zul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Terheij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7" calcext:value-type="float">
            <text:p>5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Nieta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Leutingewo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6" calcext:value-type="float">
            <text:p>46</text:p>
          </table:table-cell>
          <table:table-cell table:style-name="TL_20_Data" table:number-columns-repeated="7"/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Leutingewolde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Fokswo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6" calcext:value-type="float">
            <text:p>66</text:p>
          </table:table-cell>
          <table:table-cell table:style-name="TL_20_Data" table:number-columns-repeated="7"/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Roderwo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Sandebuu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Matsloo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Matsloot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451" calcext:value-type="float">
            <text:p>45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09" calcext:value-type="float">
            <text:p>1109</text:p>
          </table:table-cell>
          <table:table-cell table:style-name="TL_20_Data" office:value-type="float" office:value="1056" calcext:value-type="float">
            <text:p>1056</text:p>
          </table:table-cell>
          <table:table-cell table:style-name="TL_20_Data" office:value-type="float" office:value="2165" calcext:value-type="float">
            <text:p>216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654" calcext:value-type="float">
            <text:p>654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35" calcext:value-type="float">
            <text:p>1635</text:p>
          </table:table-cell>
          <table:table-cell table:style-name="TL_20_Data" office:value-type="float" office:value="1581" calcext:value-type="float">
            <text:p>1581</text:p>
          </table:table-cell>
          <table:table-cell table:style-name="TL_20_Data" office:value-type="float" office:value="3216" calcext:value-type="float">
            <text:p>3216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Ro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5" calcext:value-type="float">
            <text:p>13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orp Grol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9" calcext:value-type="float">
            <text:p>5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Schoonlo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Elderslo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Duurz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Bal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6" calcext:value-type="float">
            <text:p>2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Ballo, Woonwagen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58" calcext:value-type="float">
            <text:p>25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763" calcext:value-type="float">
            <text:p>763</text:p>
          </table:table-cell>
          <table:table-cell table:style-name="TL_20_Data" office:value-type="float" office:value="711" calcext:value-type="float">
            <text:p>711</text:p>
          </table:table-cell>
          <table:table-cell table:style-name="TL_20_Data" office:value-type="float" office:value="1474" calcext:value-type="float">
            <text:p>1474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Ro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orp Grollo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Schoonlo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Am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Ekehaa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Ele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Geelbr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Elderslo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Nijla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Duurz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Bal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9" calcext:value-type="float">
            <text:p>6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11" calcext:value-type="float">
            <text:p>41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27" calcext:value-type="float">
            <text:p>32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979" calcext:value-type="float">
            <text:p>979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office:value-type="float" office:value="1885" calcext:value-type="float">
            <text:p>1885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2" calcext:value-type="float">
            <text:p>10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02" calcext:value-type="float">
            <text:p>10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8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Wijkveld, Arm-en werkh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Wijkveld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Gijssel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Post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Hee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Oldenhav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Koekanger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Ruinerweid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Ruiner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Armwei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TL_20_Data" table:number-columns-repeated="7"/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Blank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Noordha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Anserw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Witte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Bendersch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Engela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8" calcext:value-type="float">
            <text:p>2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Waterleuz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Achter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1" calcext:value-type="float">
            <text:p>5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Geuzin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Ans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Rheebrug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Anserwei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Geh. Anhol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Geh. Kra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Geh. Nui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Geh. Eursin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Geh. Bultin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Geh. Pess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Geh. Oost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" calcext:value-type="float">
            <text:p>15</text:p>
          </table:table-cell>
          <table:table-cell table:style-name="TL_20_Data" table:number-columns-repeated="7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eh. Zwartschaa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5" calcext:value-type="float">
            <text:p>5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eh. Pesser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eh. Stuifzan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0" calcext:value-type="float">
            <text:p>2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49" calcext:value-type="float">
            <text:p>49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eh. Stadterij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eh. Tol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number-columns-repeated="2" table:style-name="TL_20_Data" office:value-type="float" office:value="24" calcext:value-type="float">
            <text:p>24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eh. Fluitenbe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Geh. Kalenbe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Geh. Hondha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Geh. Holthaa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Geh. Echt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Geh. Echten, Tijdel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Geh. Echtingerbro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02" calcext:value-type="float">
            <text:p>60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612" calcext:value-type="float">
            <text:p>1612</text:p>
          </table:table-cell>
          <table:table-cell table:style-name="TL_20_Data" office:value-type="float" office:value="1448" calcext:value-type="float">
            <text:p>1448</text:p>
          </table:table-cell>
          <table:table-cell table:style-name="TL_20_Data" office:value-type="float" office:value="3060" calcext:value-type="float">
            <text:p>3060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704" calcext:value-type="float">
            <text:p>70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874" calcext:value-type="float">
            <text:p>1874</text:p>
          </table:table-cell>
          <table:table-cell table:style-name="TL_20_Data" office:value-type="float" office:value="1667" calcext:value-type="float">
            <text:p>1667</text:p>
          </table:table-cell>
          <table:table-cell table:style-name="TL_20_Data" office:value-type="float" office:value="3541" calcext:value-type="float">
            <text:p>3541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ijkhuiz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2" calcext:value-type="float">
            <text:p>9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oerstee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01" calcext:value-type="float">
            <text:p>10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Oostei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4" calcext:value-type="float">
            <text:p>54</text:p>
          </table:table-cell>
          <table:table-cell table:style-name="TL_20_Data" table:number-columns-repeated="7"/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Ruige Kluf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7" calcext:value-type="float">
            <text:p>7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Kale Kluf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1" calcext:value-type="float">
            <text:p>7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uiterhuiz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lijdenstei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Kraa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Haakswold, Diac. Armhuis der Ned. Herv. Gem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Haakswold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43" calcext:value-type="float">
            <text:p>4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Twee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Tweelo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roekhuiz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1" calcext:value-type="float">
            <text:p>5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Weerwill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4" calcext:value-type="float">
            <text:p>5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83" calcext:value-type="float">
            <text:p>38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020" calcext:value-type="float">
            <text:p>1020</text:p>
          </table:table-cell>
          <table:table-cell table:style-name="TL_20_Data" office:value-type="float" office:value="966" calcext:value-type="float">
            <text:p>966</text:p>
          </table:table-cell>
          <table:table-cell table:style-name="TL_20_Data" office:value-type="float" office:value="1986" calcext:value-type="float">
            <text:p>1986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84" calcext:value-type="float">
            <text:p>48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246" calcext:value-type="float">
            <text:p>1246</text:p>
          </table:table-cell>
          <table:table-cell table:style-name="TL_20_Data" office:value-type="float" office:value="1178" calcext:value-type="float">
            <text:p>1178</text:p>
          </table:table-cell>
          <table:table-cell table:style-name="TL_20_Data" office:value-type="float" office:value="2424" calcext:value-type="float">
            <text:p>242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Oud Schoonebeek, Diaconie Arm-en werkhuis der N.H.G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Oud Schoonebeek, 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Oud Schoonebeek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64" calcext:value-type="float">
            <text:p>16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473" calcext:value-type="float">
            <text:p>473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882" calcext:value-type="float">
            <text:p>882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Oud Schoonebeek, 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Schoonebeeker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6" calcext:value-type="float">
            <text:p>5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Ge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Nieuw Schoonebe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55" calcext:value-type="float">
            <text:p>15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867" calcext:value-type="float">
            <text:p>867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77" calcext:value-type="float">
            <text:p>37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66" calcext:value-type="float">
            <text:p>1066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2051" calcext:value-type="float">
            <text:p>2051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77" calcext:value-type="float">
            <text:p>37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67" calcext:value-type="float">
            <text:p>1067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2052" calcext:value-type="float">
            <text:p>2052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l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0" calcext:value-type="float">
            <text:p>70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iphoor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Noordsl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2" calcext:value-type="float">
            <text:p>62</text:p>
          </table:table-cell>
          <table:table-cell table:style-name="TL_20_Data" table:number-columns-repeated="7"/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Er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7" calcext:value-type="float">
            <text:p>47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19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Schoonoor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4" calcext:value-type="float">
            <text:p>6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Schoonoord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19" calcext:value-type="float">
            <text:p>19</text:p>
          </table:table-cell>
          <table:table-cell table:style-name="ce36" office:value-type="float" office:value="12" calcext:value-type="float">
            <text:p>1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Veenoor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Veenoord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Den Hoo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99" calcext:value-type="float">
            <text:p>29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875" calcext:value-type="float">
            <text:p>875</text:p>
          </table:table-cell>
          <table:table-cell table:style-name="TL_20_Data" office:value-type="float" office:value="860" calcext:value-type="float">
            <text:p>860</text:p>
          </table:table-cell>
          <table:table-cell table:style-name="TL_20_Data" office:value-type="float" office:value="1735" calcext:value-type="float">
            <text:p>1735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6" office:value-type="float" office:value="29" calcext:value-type="float">
            <text:p>2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leen, Arm- en werk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leen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iphoor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Noordsl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Voshaa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Haantj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Tipma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Er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TL_20_Data" table:number-columns-repeated="7"/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Erm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Schoonoor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7" calcext:value-type="float">
            <text:p>6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Veenoor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4" calcext:value-type="float">
            <text:p>17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833" calcext:value-type="float">
            <text:p>833</text:p>
          </table:table-cell>
          <table:table-cell table:style-name="TL_20_Data" office:value-type="float" office:value="9" calcext:value-type="float">
            <text:p>9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Veenoord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Veenoord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Veenoord, Woonwagens</text:p>
          </table:table-cell>
          <table:table-cell table:style-name="ce18"/>
          <table:table-cell/>
          <table:table-cell table:style-name="ce23"/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Holslootsbru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Den Hoo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De Haa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Schimmelarij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82" calcext:value-type="float">
            <text:p>38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009" calcext:value-type="float">
            <text:p>1009</text:p>
          </table:table-cell>
          <table:table-cell table:style-name="TL_20_Data" office:value-type="float" office:value="870" calcext:value-type="float">
            <text:p>870</text:p>
          </table:table-cell>
          <table:table-cell table:style-name="TL_20_Data" office:value-type="float" office:value="1879" calcext:value-type="float">
            <text:p>1879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681" calcext:value-type="float">
            <text:p>68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884" calcext:value-type="float">
            <text:p>1884</text:p>
          </table:table-cell>
          <table:table-cell table:style-name="TL_20_Data" office:value-type="float" office:value="1730" calcext:value-type="float">
            <text:p>1730</text:p>
          </table:table-cell>
          <table:table-cell table:style-name="TL_20_Data" office:value-type="float" office:value="3614" calcext:value-type="float">
            <text:p>3614</text:p>
          </table:table-cell>
          <table:table-cell table:style-name="TL_20_Data" office:value-type="float" office:value="45" calcext:value-type="float">
            <text:p>45</text:p>
          </table:table-cell>
          <table:table-cell table:style-name="ce36" office:value-type="float" office:value="33" calcext:value-type="float">
            <text:p>3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Kloost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9" calcext:value-type="float">
            <text:p>18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861" calcext:value-type="float">
            <text:p>861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Kloosterveen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Hijkersmi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0" calcext:value-type="float">
            <text:p>14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664" calcext:value-type="float">
            <text:p>664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29" calcext:value-type="float">
            <text:p>32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3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757" calcext:value-type="float">
            <text:p>757</text:p>
          </table:table-cell>
          <table:table-cell table:style-name="TL_20_Data" office:value-type="float" office:value="768" calcext:value-type="float">
            <text:p>768</text:p>
          </table:table-cell>
          <table:table-cell table:style-name="TL_20_Data" office:value-type="float" office:value="1525" calcext:value-type="float">
            <text:p>1525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6" office:value-type="float" office:value="27" calcext:value-type="float">
            <text:p>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ovensmi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7" calcext:value-type="float">
            <text:p>22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528" calcext:value-type="float">
            <text:p>528</text:p>
          </table:table-cell>
          <table:table-cell table:style-name="TL_20_Data" office:value-type="float" office:value="1106" calcext:value-type="float">
            <text:p>110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ovensmilde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ovensmilde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Kloosterveen, Arm-en werkh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Kloosterveen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81" calcext:value-type="float">
            <text:p>18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Kloosterveen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Hijkersmilde, Kaz. Kon. Marechaussee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Hijkersmilde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94" calcext:value-type="float">
            <text:p>9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/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Hoogersmi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7" calcext:value-type="float">
            <text:p>16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Hoogersmilde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4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Hoogersmilde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4"/>
          <table:table-cell table:style-name="TL_20_Data" office:value-type="float" office:value="33" calcext:value-type="float">
            <text:p>33</text:p>
          </table:table-cell>
          <table:table-cell table:style-name="ce36" office:value-type="float" office:value="25" calcext:value-type="float">
            <text:p>2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71" calcext:value-type="float">
            <text:p>67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1851" calcext:value-type="float">
            <text:p>1851</text:p>
          </table:table-cell>
          <table:table-cell table:style-name="TL_20_Data" office:value-type="float" office:value="1611" calcext:value-type="float">
            <text:p>1611</text:p>
          </table:table-cell>
          <table:table-cell table:style-name="TL_20_Data" office:value-type="float" office:value="3462" calcext:value-type="float">
            <text:p>3462</text:p>
          </table:table-cell>
          <table:table-cell table:style-name="TL_20_Data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000" calcext:value-type="float">
            <text:p>1000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TL_20_Data" office:value-type="float" office:value="2608" calcext:value-type="float">
            <text:p>2608</text:p>
          </table:table-cell>
          <table:table-cell table:style-name="TL_20_Data" office:value-type="float" office:value="2379" calcext:value-type="float">
            <text:p>2379</text:p>
          </table:table-cell>
          <table:table-cell table:style-name="TL_20_Data" office:value-type="float" office:value="4987" calcext:value-type="float">
            <text:p>4987</text:p>
          </table:table-cell>
          <table:table-cell table:style-name="TL_20_Data" office:value-type="float" office:value="78" calcext:value-type="float">
            <text:p>78</text:p>
          </table:table-cell>
          <table:table-cell table:style-name="ce36" office:value-type="float" office:value="79" calcext:value-type="float">
            <text:p>7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Vledd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0" calcext:value-type="float">
            <text:p>7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0" calcext:value-type="float">
            <text:p>7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Vledder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5" calcext:value-type="float">
            <text:p>4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Vledd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2" calcext:value-type="float">
            <text:p>9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526" calcext:value-type="float">
            <text:p>526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Doldersum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Wat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Nijenslee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5" calcext:value-type="float">
            <text:p>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353" calcext:value-type="float">
            <text:p>353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</text:p>
          </table:table-cell>
          <table:table-cell table:style-name="TL_20_HRowHeader" office:value-type="string" calcext:value-type="string">
            <text:p>Nijensleeker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4" calcext:value-type="float">
            <text:p>34</text:p>
          </table:table-cell>
          <table:table-cell table:style-name="TL_20_Data" table:number-columns-repeated="7"/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Frederiksoord, Kolonie der Maatsch. v. Weldadigheid</text:p>
          </table:table-cell>
          <table:table-cell table:style-name="ce18"/>
          <table:table-cell/>
          <table:table-cell table:style-name="ce23" office:value-type="float" office:value="20" calcext:value-type="float">
            <text:p>2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739" calcext:value-type="float">
            <text:p>739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II</text:p>
          </table:table-cell>
          <table:table-cell table:style-name="TL_20_HRowHeader" office:value-type="string" calcext:value-type="string">
            <text:p>Frederiksoord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74" calcext:value-type="float">
            <text:p>17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439" calcext:value-type="float">
            <text:p>43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2"/>
          <table:table-cell table:style-name="TL_20_Data" office:value-type="float" office:value="1298" calcext:value-type="float">
            <text:p>1298</text:p>
          </table:table-cell>
          <table:table-cell table:style-name="TL_20_Data" office:value-type="float" office:value="1083" calcext:value-type="float">
            <text:p>1083</text:p>
          </table:table-cell>
          <table:table-cell table:style-name="TL_20_Data" office:value-type="float" office:value="2381" calcext:value-type="float">
            <text:p>2381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36" office:value-type="float" office:value="30" calcext:value-type="float">
            <text:p>3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509" calcext:value-type="float">
            <text:p>50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1475" calcext:value-type="float">
            <text:p>1475</text:p>
          </table:table-cell>
          <table:table-cell table:style-name="TL_20_Data" office:value-type="float" office:value="1234" calcext:value-type="float">
            <text:p>1234</text:p>
          </table:table-cell>
          <table:table-cell table:style-name="TL_20_Data" office:value-type="float" office:value="2709" calcext:value-type="float">
            <text:p>2709</text:p>
          </table:table-cell>
          <table:table-cell table:style-name="TL_20_Data" office:value-type="float" office:value="38" calcext:value-type="float">
            <text:p>38</text:p>
          </table:table-cell>
          <table:table-cell table:style-name="ce36" office:value-type="float" office:value="32" calcext:value-type="float">
            <text:p>3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Vries, Diaconiehuis der N.H. Gem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Vries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02" calcext:value-type="float">
            <text:p>10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Dond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0" calcext:value-type="float">
            <text:p>6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IJ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7" calcext:value-type="float">
            <text:p>5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/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Tijnaar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0" calcext:value-type="float">
            <text:p>6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Tijnaarlo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Zeegs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Taar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Zeij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9" calcext:value-type="float">
            <text:p>5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Ter Aar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70" calcext:value-type="float">
            <text:p>37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945" calcext:value-type="float">
            <text:p>945</text:p>
          </table:table-cell>
          <table:table-cell table:style-name="TL_20_Data" office:value-type="float" office:value="844" calcext:value-type="float">
            <text:p>844</text:p>
          </table:table-cell>
          <table:table-cell table:style-name="TL_20_Data" office:value-type="float" office:value="1789" calcext:value-type="float">
            <text:p>1789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 Vrie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2" calcext:value-type="float">
            <text:p>4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Donder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Bunn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Wi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de Pun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7" calcext:value-type="float">
            <text:p>57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de Punt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Geh. IJ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Tijnaar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4" calcext:value-type="float">
            <text:p>6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40" calcext:value-type="float">
            <text:p>34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Zeegs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Oudemol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Taar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Rhe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Benkoel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Ubbena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Zeij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Ter Aar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Geh. Zeij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74" calcext:value-type="float">
            <text:p>27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733" calcext:value-type="float">
            <text:p>733</text:p>
          </table:table-cell>
          <table:table-cell table:style-name="TL_20_Data" office:value-type="float" office:value="690" calcext:value-type="float">
            <text:p>690</text:p>
          </table:table-cell>
          <table:table-cell table:style-name="TL_20_Data" office:value-type="float" office:value="1423" calcext:value-type="float">
            <text:p>1423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17" calcext:value-type="float">
            <text:p>1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644" calcext:value-type="float">
            <text:p>644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1678" calcext:value-type="float">
            <text:p>1678</text:p>
          </table:table-cell>
          <table:table-cell table:style-name="TL_20_Data" office:value-type="float" office:value="1534" calcext:value-type="float">
            <text:p>1534</text:p>
          </table:table-cell>
          <table:table-cell table:style-name="TL_20_Data" office:value-type="float" office:value="3212" calcext:value-type="float">
            <text:p>3212</text:p>
          </table:table-cell>
          <table:table-cell table:style-name="TL_20_Data" office:value-type="float" office:value="39" calcext:value-type="float">
            <text:p>39</text:p>
          </table:table-cell>
          <table:table-cell table:style-name="ce36" office:value-type="float" office:value="38" calcext:value-type="float">
            <text:p>3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4" calcext:value-type="float">
            <text:p>104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04" calcext:value-type="float">
            <text:p>104</text:p>
          </table:table-cell>
          <table:table-cell table:style-name="TL_20_Data" table:number-columns-repeated="4"/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316" calcext:value-type="float">
            <text:p>316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623" calcext:value-type="float">
            <text:p>62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Zwiggel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7" calcext:value-type="float">
            <text:p>47</text:p>
          </table:table-cell>
          <table:table-cell table:style-name="TL_20_Data" table:number-columns-repeated="7"/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Elp, Arm-en werkhuis der N.H. Diac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Elp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67" calcext:value-type="float">
            <text:p>67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Orvel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Coehoor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table:number-columns-repeated="7"/>
          <table:table-cell table:number-columns-repeated="2" table:style-name="TL_20_Data" office:value-type="float" office:value="28" calcext:value-type="float">
            <text:p>28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Coehoorn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Coehoorn, Tijd. aanw. woonw.</text:p>
          </table:table-cell>
          <table:table-cell table:style-name="ce18"/>
          <table:table-cell/>
          <table:table-cell table:style-name="ce23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Eurzin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runtin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armin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Balin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Mantin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3" calcext:value-type="float">
            <text:p>33</text:p>
          </table:table-cell>
          <table:table-cell table:style-name="TL_20_Data" table:number-columns-repeated="7"/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Nieuweroor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7" calcext:value-type="float">
            <text:p>127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656" calcext:value-type="float">
            <text:p>656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373" calcext:value-type="float">
            <text:p>373</text:p>
          </table:table-cell>
          <table:table-cell table:style-name="TL_20_Data" table:number-columns-repeated="4"/>
          <table:table-cell table:style-name="TL_20_Data" office:value-type="float" office:value="9" calcext:value-type="float">
            <text:p>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045" calcext:value-type="float">
            <text:p>1045</text:p>
          </table:table-cell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1975" calcext:value-type="float">
            <text:p>1975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77" calcext:value-type="float">
            <text:p>477</text:p>
          </table:table-cell>
          <table:table-cell table:style-name="TL_20_Data" table:number-columns-repeated="4"/>
          <table:table-cell table:style-name="TL_20_Data" office:value-type="float" office:value="17" calcext:value-type="float">
            <text:p>1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361" calcext:value-type="float">
            <text:p>1361</text:p>
          </table:table-cell>
          <table:table-cell table:style-name="TL_20_Data" office:value-type="float" office:value="1237" calcext:value-type="float">
            <text:p>1237</text:p>
          </table:table-cell>
          <table:table-cell table:style-name="TL_20_Data" office:value-type="float" office:value="2598" calcext:value-type="float">
            <text:p>2598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6" office:value-type="float" office:value="11" calcext:value-type="float">
            <text:p>1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0" calcext:value-type="float">
            <text:p>60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tapel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1" calcext:value-type="float">
            <text:p>31</text:p>
          </table:table-cell>
          <table:table-cell table:style-name="TL_20_Data" table:number-columns-repeated="7"/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Ossensluis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Eemt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Haalwei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en Hof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Ooster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TL_20_Data" table:number-columns-repeated="7"/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Wijkbrug, Armen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Wijkbrug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Wijkbrug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Wijkbrug, Tijd. aanw. schip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unnin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Voorw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iehnin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Havixhor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Lokkerij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chiphor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e Knijp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e Weterin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Veldkam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Bulderij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ijkstalligerhuiz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Kloeterij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number-columns-repeated="2" table:style-name="TL_20_Data" office:value-type="float" office:value="15" calcext:value-type="float">
            <text:p>1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Roga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TL_20_Data" table:number-columns-repeated="7"/>
          <table:table-cell table:number-columns-repeated="2" table:style-name="TL_20_Data" office:value-type="float" office:value="22" calcext:value-type="float">
            <text:p>22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Rogat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De Hoev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Hooge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e Oshaa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e Russ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De Eg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1" calcext:value-type="float">
            <text:p>21</text:p>
          </table:table-cell>
          <table:table-cell table:style-name="TL_20_Data" table:number-columns-repeated="7"/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Lage Linthor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Zuid Koekan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1" calcext:value-type="float">
            <text:p>4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Noord Koekan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1" calcext:value-type="float">
            <text:p>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Koekanger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6" calcext:value-type="float">
            <text:p>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/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Schoon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Hoog Linthors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Koekanger Dwarsdijk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7" calcext:value-type="float">
            <text:p>47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Tijd. in Duitschland aanw. pers.</text:p>
          </table:table-cell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400" calcext:value-type="float">
            <text:p>40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165" calcext:value-type="float">
            <text:p>1165</text:p>
          </table:table-cell>
          <table:table-cell table:style-name="TL_20_Data" office:value-type="float" office:value="1076" calcext:value-type="float">
            <text:p>1076</text:p>
          </table:table-cell>
          <table:table-cell table:style-name="TL_20_Data" office:value-type="float" office:value="2241" calcext:value-type="float">
            <text:p>2241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De Wijk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60" calcext:value-type="float">
            <text:p>46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375" calcext:value-type="float">
            <text:p>1375</text:p>
          </table:table-cell>
          <table:table-cell table:style-name="TL_20_Data" office:value-type="float" office:value="1278" calcext:value-type="float">
            <text:p>1278</text:p>
          </table:table-cell>
          <table:table-cell table:style-name="TL_20_Data" office:value-type="float" office:value="2653" calcext:value-type="float">
            <text:p>2653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6" office:value-type="float" office:value="21" calcext:value-type="float">
            <text:p>2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1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51" calcext:value-type="float">
            <text:p>25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579" calcext:value-type="float">
            <text:p>579</text:p>
          </table:table-cell>
          <table:table-cell table:style-name="TL_20_Data" office:value-type="float" office:value="605" calcext:value-type="float">
            <text:p>605</text:p>
          </table:table-cell>
          <table:table-cell table:style-name="TL_20_Data" office:value-type="float" office:value="1184" calcext:value-type="float">
            <text:p>1184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/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51" calcext:value-type="float">
            <text:p>25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584" calcext:value-type="float">
            <text:p>584</text:p>
          </table:table-cell>
          <table:table-cell table:style-name="TL_20_Data" office:value-type="float" office:value="607" calcext:value-type="float">
            <text:p>607</text:p>
          </table:table-cell>
          <table:table-cell table:style-name="TL_20_Data" office:value-type="float" office:value="1191" calcext:value-type="float">
            <text:p>1191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Schuilingsoor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4" calcext:value-type="float">
            <text:p>64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Midlaren, Diac. Arm-en werkh.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Midlaren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82" calcext:value-type="float">
            <text:p>8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de Groev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5" calcext:value-type="float">
            <text:p>5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de Groeve, Tijdel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18" calcext:value-type="float">
            <text:p>18</text:p>
          </table:table-cell>
          <table:table-cell table:style-name="ce36" office:value-type="float" office:value="8" calcext:value-type="float">
            <text:p>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Zuidlaarder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6" calcext:value-type="float">
            <text:p>66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Dennenoord, Krankzinnige gesticht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E</text:p>
          </table:table-cell>
          <table:table-cell table:style-name="TL_20_HRowHeader" office:value-type="string" calcext:value-type="string">
            <text:p>Dennenoord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288" calcext:value-type="float">
            <text:p>28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814" calcext:value-type="float">
            <text:p>814</text:p>
          </table:table-cell>
          <table:table-cell table:style-name="TL_20_Data" office:value-type="float" office:value="766" calcext:value-type="float">
            <text:p>766</text:p>
          </table:table-cell>
          <table:table-cell table:style-name="TL_20_Data" office:value-type="float" office:value="1580" calcext:value-type="float">
            <text:p>1580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539" calcext:value-type="float">
            <text:p>53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398" calcext:value-type="float">
            <text:p>1398</text:p>
          </table:table-cell>
          <table:table-cell table:style-name="TL_20_Data" office:value-type="float" office:value="1373" calcext:value-type="float">
            <text:p>1373</text:p>
          </table:table-cell>
          <table:table-cell table:style-name="TL_20_Data" office:value-type="float" office:value="2771" calcext:value-type="float">
            <text:p>2771</text:p>
          </table:table-cell>
          <table:table-cell table:style-name="TL_20_Data" office:value-type="float" office:value="56" calcext:value-type="float">
            <text:p>56</text:p>
          </table:table-cell>
          <table:table-cell table:style-name="ce36" office:value-type="float" office:value="27" calcext:value-type="float">
            <text:p>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Kerkenbosch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teenber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76" calcext:value-type="float">
            <text:p>7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Ten Arlo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TL_20_Data" table:number-columns-repeated="7"/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/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Lubbin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teenber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2" calcext:value-type="float">
            <text:p>22</text:p>
          </table:table-cell>
          <table:table-cell table:style-name="TL_20_Data" table:number-columns-repeated="7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Kerkenbosch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TL_20_Data" table:number-columns-repeated="7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Schotterhuiz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27" calcext:value-type="float">
            <text:p>27</text:p>
          </table:table-cell>
          <table:table-cell table:style-name="TL_20_Data" table:number-columns-repeated="7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Lin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Nol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A</text:p>
          </table:table-cell>
          <table:table-cell table:style-name="TL_20_HRowHeader" office:value-type="string" calcext:value-type="string">
            <text:p>Weid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Nijstad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Rabbing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Pieperij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Bloembe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Veening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3" calcext:value-type="float">
            <text:p>4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Lage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3" calcext:value-type="float">
            <text:p>33</text:p>
          </table:table-cell>
          <table:table-cell table:style-name="TL_20_Data" table:number-columns-repeated="7"/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Modderga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B</text:p>
          </table:table-cell>
          <table:table-cell table:style-name="TL_20_HRowHeader" office:value-type="string" calcext:value-type="string">
            <text:p>Wildenbe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Kerken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5" calcext:value-type="float">
            <text:p>7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Zand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Braamber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TL_20_Data" table:number-columns-repeated="7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Linder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TL_20_Data" table:number-columns-repeated="7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Ti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3" calcext:value-type="float">
            <text:p>5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Vuile Riete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9" calcext:value-type="float">
            <text:p>39</text:p>
          </table:table-cell>
          <table:table-cell table:style-name="TL_20_Data" table:number-columns-repeated="7"/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Paardeland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TL_20_Data" table:number-columns-repeated="7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Schrap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Ooster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Alteveer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Alteveer</text:p>
          </table:table-cell>
          <table:table-cell table:style-name="ce18" office:value-type="string" calcext:value-type="string">
            <text:p>Schepen</text:p>
          </table:table-cell>
          <table:table-cell/>
          <table:table-cell table:style-name="ce23"/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C</text:p>
          </table:table-cell>
          <table:table-cell table:style-name="TL_20_HRowHeader" office:value-type="string" calcext:value-type="string">
            <text:p>Alteveer, Tijd. aanw. schepen</text:p>
          </table:table-cell>
          <table:table-cell table:style-name="ce18"/>
          <table:table-cell/>
          <table:table-cell table:style-name="ce23"/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Westerveld, Diac. Arm- en werkhuis</text:p>
          </table:table-cell>
          <table:table-cell table:style-name="ce18"/>
          <table:table-cell/>
          <table:table-cell table:style-name="ce23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Westerveld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51" calcext:value-type="float">
            <text:p>5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For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Drogt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TL_20_Data" table:number-columns-repeated="7"/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Bazui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Middelve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7" calcext:value-type="float">
            <text:p>17</text:p>
          </table:table-cell>
          <table:table-cell table:style-name="TL_20_Data" table:number-columns-repeated="7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D</text:p>
          </table:table-cell>
          <table:table-cell table:style-name="TL_20_HRowHeader" office:value-type="string" calcext:value-type="string">
            <text:p>Wemmenhov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637" calcext:value-type="float">
            <text:p>63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705" calcext:value-type="float">
            <text:p>1705</text:p>
          </table:table-cell>
          <table:table-cell table:style-name="TL_20_Data" office:value-type="float" office:value="1515" calcext:value-type="float">
            <text:p>1515</text:p>
          </table:table-cell>
          <table:table-cell table:style-name="TL_20_Data" office:value-type="float" office:value="3220" calcext:value-type="float">
            <text:p>3220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36" office:value-type="float" office:value="27" calcext:value-type="float">
            <text:p>2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713" calcext:value-type="float">
            <text:p>71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881" calcext:value-type="float">
            <text:p>1881</text:p>
          </table:table-cell>
          <table:table-cell table:style-name="TL_20_Data" office:value-type="float" office:value="1669" calcext:value-type="float">
            <text:p>1669</text:p>
          </table:table-cell>
          <table:table-cell table:style-name="TL_20_Data" office:value-type="float" office:value="3550" calcext:value-type="float">
            <text:p>3550</text:p>
          </table:table-cell>
          <table:table-cell table:style-name="TL_20_Data" office:value-type="float" office:value="52" calcext:value-type="float">
            <text:p>52</text:p>
          </table:table-cell>
          <table:table-cell table:style-name="ce36" office:value-type="float" office:value="33" calcext:value-type="float">
            <text:p>3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, Kaz. Kon. Marechaussee</text:p>
          </table:table-cell>
          <table:table-cell table:style-name="ce18"/>
          <table:table-cell/>
          <table:table-cell table:style-name="ce23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Kom</text:p>
          </table:table-cell>
          <table:table-cell table:style-name="TL_20_HRowHeader"/>
          <table:table-cell table:style-name="TL_20_HRowHeader" office:value-type="string" calcext:value-type="string">
            <text:p>Dorp</text:p>
          </table:table-cell>
          <table:table-cell table:style-name="ce18" office:value-type="string" calcext:value-type="string">
            <text:p>Overige huizen</text:p>
          </table:table-cell>
          <table:table-cell/>
          <table:table-cell table:style-name="ce23" office:value-type="float" office:value="52" calcext:value-type="float">
            <text:p>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54" calcext:value-type="float">
            <text:p>5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Benne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style-name="TL_20_Data" table:number-columns-repeated="7"/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Aald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Meppen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55" calcext:value-type="float">
            <text:p>5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Wezup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41" calcext:value-type="float">
            <text:p>41</text:p>
          </table:table-cell>
          <table:table-cell table:style-name="TL_20_Data" table:number-columns-repeated="7"/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Wezuperbrug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3" calcext:value-type="float">
            <text:p>13</text:p>
          </table:table-cell>
          <table:table-cell table:style-name="TL_20_Data" table:number-columns-repeated="7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/>
          <table:table-cell table:style-name="TL_20_HRowHeader" office:value-type="string" calcext:value-type="string">
            <text:p>Geh. Ellertsveld</text:p>
          </table:table-cell>
          <table:table-cell table:style-name="ce18" office:value-type="string" calcext:value-type="string">
            <text:p>Huizen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TL_20_Data" table:number-columns-repeated="7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Buiten kom</text:p>
          </table:table-cell>
          <table:table-cell table:style-name="TL_20_HRowHeader" office:value-type="string" calcext:value-type="string">
            <text:p>Totaal</text:p>
          </table:table-cell>
          <table:table-cell table:style-name="TL_20_HRowHeader"/>
          <table:table-cell table:style-name="ce18"/>
          <table:table-cell/>
          <table:table-cell table:style-name="ce23" office:value-type="float" office:value="190" calcext:value-type="float">
            <text:p>190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1012" calcext:value-type="float">
            <text:p>1012</text:p>
          </table:table-cell>
          <table:table-cell table:style-name="TL_20_Data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44" calcext:value-type="float">
            <text:p>24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1319" calcext:value-type="float">
            <text:p>1319</text:p>
          </table:table-cell>
          <table:table-cell table:style-name="TL_20_Data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2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-2000 inwoners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751" calcext:value-type="float">
            <text:p>75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119" calcext:value-type="float">
            <text:p>2119</text:p>
          </table:table-cell>
          <table:table-cell table:style-name="TL_20_Data" office:value-type="float" office:value="1952" calcext:value-type="float">
            <text:p>1952</text:p>
          </table:table-cell>
          <table:table-cell table:style-name="TL_20_Data" office:value-type="float" office:value="4071" calcext:value-type="float">
            <text:p>4071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6" office:value-type="float" office:value="23" calcext:value-type="float">
            <text:p>2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-2000 inwoners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839" calcext:value-type="float">
            <text:p>83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302" calcext:value-type="float">
            <text:p>2302</text:p>
          </table:table-cell>
          <table:table-cell table:style-name="TL_20_Data" office:value-type="float" office:value="2078" calcext:value-type="float">
            <text:p>2078</text:p>
          </table:table-cell>
          <table:table-cell table:style-name="TL_20_Data" office:value-type="float" office:value="4380" calcext:value-type="float">
            <text:p>4380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6" office:value-type="float" office:value="15" calcext:value-type="float">
            <text:p>1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-2000 inwoners</text:p>
          </table:table-cell>
          <table:table-cell table:style-name="TL_20_HRowHeader" office:value-type="string" calcext:value-type="string">
            <text:p>Ge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274" calcext:value-type="float">
            <text:p>27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TL_20_Data" office:value-type="float" office:value="1257" calcext:value-type="float">
            <text:p>1257</text:p>
          </table:table-cell>
          <table:table-cell table:style-name="TL_20_Data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-2000 inwoners</text:p>
          </table:table-cell>
          <table:table-cell table:style-name="TL_20_HRowHeader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864" calcext:value-type="float">
            <text:p>1864</text:p>
          </table:table-cell>
          <table:table-cell table:style-name="TL_20_Data" office:value-type="float" office:value="29" calcext:value-type="float">
            <text:p>29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5069" calcext:value-type="float">
            <text:p>5069</text:p>
          </table:table-cell>
          <table:table-cell table:style-name="TL_20_Data" office:value-type="float" office:value="4639" calcext:value-type="float">
            <text:p>4639</text:p>
          </table:table-cell>
          <table:table-cell table:style-name="TL_20_Data" office:value-type="float" office:value="9708" calcext:value-type="float">
            <text:p>9708</text:p>
          </table:table-cell>
          <table:table-cell table:style-name="TL_20_Data" office:value-type="float" office:value="56" calcext:value-type="float">
            <text:p>56</text:p>
          </table:table-cell>
          <table:table-cell table:style-name="ce36" office:value-type="float" office:value="47" calcext:value-type="float">
            <text:p>4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817" calcext:value-type="float">
            <text:p>4817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2783" calcext:value-type="float">
            <text:p>12783</text:p>
          </table:table-cell>
          <table:table-cell table:style-name="TL_20_Data" office:value-type="float" office:value="12199" calcext:value-type="float">
            <text:p>12199</text:p>
          </table:table-cell>
          <table:table-cell table:style-name="TL_20_Data" office:value-type="float" office:value="24982" calcext:value-type="float">
            <text:p>24982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ce36" office:value-type="float" office:value="229" calcext:value-type="float">
            <text:p>22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6669" calcext:value-type="float">
            <text:p>6669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8070" calcext:value-type="float">
            <text:p>18070</text:p>
          </table:table-cell>
          <table:table-cell table:style-name="TL_20_Data" office:value-type="float" office:value="16161" calcext:value-type="float">
            <text:p>16161</text:p>
          </table:table-cell>
          <table:table-cell table:style-name="TL_20_Data" office:value-type="float" office:value="34231" calcext:value-type="float">
            <text:p>34231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ce36" office:value-type="float" office:value="288" calcext:value-type="float">
            <text:p>28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HRowHeader" office:value-type="string" calcext:value-type="string">
            <text:p>Ge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027" calcext:value-type="float">
            <text:p>102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34" calcext:value-type="float">
            <text:p>3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765" calcext:value-type="float">
            <text:p>2765</text:p>
          </table:table-cell>
          <table:table-cell table:style-name="TL_20_Data" office:value-type="float" office:value="2461" calcext:value-type="float">
            <text:p>2461</text:p>
          </table:table-cell>
          <table:table-cell table:style-name="TL_20_Data" office:value-type="float" office:value="5226" calcext:value-type="float">
            <text:p>5226</text:p>
          </table:table-cell>
          <table:table-cell table:style-name="TL_20_Data" office:value-type="float" office:value="50" calcext:value-type="float">
            <text:p>50</text:p>
          </table:table-cell>
          <table:table-cell table:style-name="ce36" office:value-type="float" office:value="28" calcext:value-type="float">
            <text:p>2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0744.47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2001-5000 inwoners</text:p>
          </table:table-cell>
          <table:table-cell table:style-name="TL_20_HRowHeader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2513" calcext:value-type="float">
            <text:p>12513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3623" calcext:value-type="float">
            <text:p>33623</text:p>
          </table:table-cell>
          <table:table-cell table:style-name="TL_20_Data" office:value-type="float" office:value="30822" calcext:value-type="float">
            <text:p>30822</text:p>
          </table:table-cell>
          <table:table-cell table:style-name="TL_20_Data" office:value-type="float" office:value="64445" calcext:value-type="float">
            <text:p>64445</text:p>
          </table:table-cell>
          <table:table-cell table:style-name="TL_20_Data" office:value-type="float" office:value="779" calcext:value-type="float">
            <text:p>779</text:p>
          </table:table-cell>
          <table:table-cell table:style-name="ce36" office:value-type="float" office:value="545" calcext:value-type="float">
            <text:p>54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798" calcext:value-type="float">
            <text:p>179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table:number-columns-repeated="2"/>
          <table:table-cell table:style-name="TL_20_Data" office:value-type="float" office:value="4600" calcext:value-type="float">
            <text:p>4600</text:p>
          </table:table-cell>
          <table:table-cell table:style-name="TL_20_Data" office:value-type="float" office:value="4352" calcext:value-type="float">
            <text:p>4352</text:p>
          </table:table-cell>
          <table:table-cell table:style-name="TL_20_Data" office:value-type="float" office:value="8952" calcext:value-type="float">
            <text:p>8952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36" office:value-type="float" office:value="34" calcext:value-type="float">
            <text:p>3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772" calcext:value-type="float">
            <text:p>1772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146" calcext:value-type="float">
            <text:p>8146</text:p>
          </table:table-cell>
          <table:table-cell table:style-name="TL_20_Data" office:value-type="float" office:value="4596" calcext:value-type="float">
            <text:p>4596</text:p>
          </table:table-cell>
          <table:table-cell table:style-name="TL_20_Data" office:value-type="float" office:value="12742" calcext:value-type="float">
            <text:p>12742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ce36" office:value-type="float" office:value="198" calcext:value-type="float">
            <text:p>198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ce12" office:value-type="string" calcext:value-type="string">
            <office:annotation draw:style-name="gr2" draw:text-style-name="P2" svg:width="127.42pt" svg:height="125.23pt" svg:x="263.88pt" svg:y="10795.49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5001-10000 inwoners</text:p>
          </table:table-cell>
          <table:table-cell table:style-name="TL_20_HRowHeader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3570" calcext:value-type="float">
            <text:p>3570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749" calcext:value-type="float">
            <text:p>12749</text:p>
          </table:table-cell>
          <table:table-cell table:style-name="TL_20_Data" office:value-type="float" office:value="8948" calcext:value-type="float">
            <text:p>8948</text:p>
          </table:table-cell>
          <table:table-cell table:style-name="TL_20_Data" office:value-type="float" office:value="21697" calcext:value-type="float">
            <text:p>21697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ce36" office:value-type="float" office:value="232" calcext:value-type="float">
            <text:p>232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4398" calcext:value-type="float">
            <text:p>4398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/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/>
          <table:table-cell table:style-name="TL_20_Data" office:value-type="float" office:value="9777" calcext:value-type="float">
            <text:p>9777</text:p>
          </table:table-cell>
          <table:table-cell table:style-name="TL_20_Data" office:value-type="float" office:value="10449" calcext:value-type="float">
            <text:p>10449</text:p>
          </table:table-cell>
          <table:table-cell table:style-name="TL_20_Data" office:value-type="float" office:value="20226" calcext:value-type="float">
            <text:p>20226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ce36" office:value-type="float" office:value="453" calcext:value-type="float">
            <text:p>453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5860" calcext:value-type="float">
            <text:p>5860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6673" calcext:value-type="float">
            <text:p>16673</text:p>
          </table:table-cell>
          <table:table-cell table:style-name="TL_20_Data" office:value-type="float" office:value="15781" calcext:value-type="float">
            <text:p>15781</text:p>
          </table:table-cell>
          <table:table-cell table:style-name="TL_20_Data" office:value-type="float" office:value="32454" calcext:value-type="float">
            <text:p>32454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ce36" office:value-type="float" office:value="344" calcext:value-type="float">
            <text:p>344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0846.49pt" draw:caption-point-x="-12.08pt" draw:caption-point-y="7.8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10001-20000 inwoners</text:p>
          </table:table-cell>
          <table:table-cell table:style-name="TL_20_HRowHeader" office:value-type="string" calcext:value-type="string">
            <text:p>Algemeen totaal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0258" calcext:value-type="float">
            <text:p>10258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6460" calcext:value-type="float">
            <text:p>26460</text:p>
          </table:table-cell>
          <table:table-cell table:style-name="TL_20_Data" office:value-type="float" office:value="26234" calcext:value-type="float">
            <text:p>26234</text:p>
          </table:table-cell>
          <table:table-cell table:style-name="TL_20_Data" office:value-type="float" office:value="52694" calcext:value-type="float">
            <text:p>52694</text:p>
          </table:table-cell>
          <table:table-cell table:style-name="TL_20_Data" office:value-type="float" office:value="1034" calcext:value-type="float">
            <text:p>1034</text:p>
          </table:table-cell>
          <table:table-cell table:style-name="ce36" office:value-type="float" office:value="797" calcext:value-type="float">
            <text:p>79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HRowHeader" office:value-type="string" calcext:value-type="string">
            <text:p>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1764" calcext:value-type="float">
            <text:p>11764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9279" calcext:value-type="float">
            <text:p>29279</text:p>
          </table:table-cell>
          <table:table-cell table:style-name="TL_20_Data" office:value-type="float" office:value="28952" calcext:value-type="float">
            <text:p>28952</text:p>
          </table:table-cell>
          <table:table-cell table:style-name="TL_20_Data" office:value-type="float" office:value="58231" calcext:value-type="float">
            <text:p>58231</text:p>
          </table:table-cell>
          <table:table-cell table:style-name="TL_20_Data" office:value-type="float" office:value="1066" calcext:value-type="float">
            <text:p>1066</text:p>
          </table:table-cell>
          <table:table-cell table:style-name="ce36" office:value-type="float" office:value="739" calcext:value-type="float">
            <text:p>739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HRowHeader" office:value-type="string" calcext:value-type="string">
            <text:p>Buit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5140" calcext:value-type="float">
            <text:p>15140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45191" calcext:value-type="float">
            <text:p>45191</text:p>
          </table:table-cell>
          <table:table-cell table:style-name="TL_20_Data" office:value-type="float" office:value="38616" calcext:value-type="float">
            <text:p>38616</text:p>
          </table:table-cell>
          <table:table-cell table:style-name="TL_20_Data" office:value-type="float" office:value="83807" calcext:value-type="float">
            <text:p>83807</text:p>
          </table:table-cell>
          <table:table-cell table:style-name="TL_20_Data" office:value-type="float" office:value="1077" calcext:value-type="float">
            <text:p>1077</text:p>
          </table:table-cell>
          <table:table-cell table:style-name="ce36" office:value-type="float" office:value="845" calcext:value-type="float">
            <text:p>845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TL_20_HRowHeader" office:value-type="string" calcext:value-type="string">
            <text:p>Geen kom</text:p>
          </table:table-cell>
          <table:table-cell table:style-name="TL_20_HRowHeader" table:number-columns-repeated="2"/>
          <table:table-cell table:style-name="ce18"/>
          <table:table-cell/>
          <table:table-cell table:style-name="ce23" office:value-type="float" office:value="1301" calcext:value-type="float">
            <text:p>130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3" calcext:value-type="float">
            <text:p>4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413" calcext:value-type="float">
            <text:p>3413</text:p>
          </table:table-cell>
          <table:table-cell table:style-name="TL_20_Data" office:value-type="float" office:value="3070" calcext:value-type="float">
            <text:p>3070</text:p>
          </table:table-cell>
          <table:table-cell table:style-name="TL_20_Data" office:value-type="float" office:value="6483" calcext:value-type="float">
            <text:p>6483</text:p>
          </table:table-cell>
          <table:table-cell table:style-name="TL_20_Data" office:value-type="float" office:value="58" calcext:value-type="float">
            <text:p>58</text:p>
          </table:table-cell>
          <table:table-cell table:style-name="ce36" office:value-type="float" office:value="37" calcext:value-type="float">
            <text:p>37</text:p>
          </table:table-cell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Geheele Provincie</text:p>
          </table:table-cell>
          <table:table-cell table:style-name="ce12" office:value-type="string" calcext:value-type="string">
            <office:annotation draw:style-name="gr1" draw:text-style-name="P2" svg:width="127.42pt" svg:height="125.26pt" svg:x="263.88pt" svg:y="10910.24pt" draw:caption-point-x="-12.08pt" draw:caption-point-y="7.77pt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HRowHeader" table:number-columns-repeated="2"/>
          <table:table-cell table:style-name="ce18"/>
          <table:table-cell/>
          <table:table-cell table:style-name="ce23"/>
          <table:table-cell table:style-name="TL_20_Data" table:number-columns-repeated="7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/>
          <table:table-cell table:style-name="ce36"/>
          <table:table-cell table:style-name="ce41" office:value-type="string" calcext:value-type="string">
            <text:p>VT_1899</text:p>
          </table:table-cell>
          <table:table-cell table:style-name="ce41" office:value-type="string" calcext:value-type="string">
            <text:p>10_D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string" calcext:value-type="string">
            <text:p>DR</text:p>
          </table:table-cell>
          <table:table-cell table:style-name="ce51" office:value-type="string" calcext:value-type="string">
            <text:p>03_0523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Geheele Provincie</text:p>
          </table:table-cell>
          <table:table-cell table:style-name="ce13" office:value-type="string" calcext:value-type="string">
            <text:p>Algemeen totaal</text:p>
          </table:table-cell>
          <table:table-cell table:style-name="ce13" table:number-columns-repeated="2"/>
          <table:table-cell table:style-name="ce19"/>
          <table:table-cell/>
          <table:table-cell table:style-name="ce24" office:value-type="float" office:value="28205" calcext:value-type="float">
            <text:p>28205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044" calcext:value-type="float">
            <text:p>1044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77901" calcext:value-type="float">
            <text:p>77901</text:p>
          </table:table-cell>
          <table:table-cell table:style-name="ce28" office:value-type="float" office:value="70643" calcext:value-type="float">
            <text:p>70643</text:p>
          </table:table-cell>
          <table:table-cell table:style-name="ce28" office:value-type="float" office:value="148544" calcext:value-type="float">
            <text:p>148544</text:p>
          </table:table-cell>
          <table:table-cell table:style-name="ce28" office:value-type="float" office:value="2201" calcext:value-type="float">
            <text:p>2201</text:p>
          </table:table-cell>
          <table:table-cell table:style-name="ce37" office:value-type="float" office:value="1621" calcext:value-type="float">
            <text:p>1621</text:p>
          </table:table-cell>
          <table:table-cell table:style-name="ce42" office:value-type="string" calcext:value-type="string">
            <text:p>VT_1899</text:p>
          </table:table-cell>
          <table:table-cell table:style-name="ce46" office:value-type="string" calcext:value-type="string">
            <text:p>10_D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string" calcext:value-type="string">
            <text:p>DR</text:p>
          </table:table-cell>
          <table:table-cell table:style-name="ce52" office:value-type="string" calcext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</number:text>
      <number:number number: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</number:text>
      <number:number number: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number number:decimal-places="0" number:min-integer-digits="1" number:grouping="true"/>
      <number:text>-</number:text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</number:text>
      <number:number number:decimal-places="0" number:min-integer-digits="1" number:grouping="true"/>
      <number:text>-</number:text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number number:decimal-places="2" number:min-integer-digits="1" number:grouping="true"/>
      <number:text>-</number:text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</number:text>
      <number:number number:decimal-places="2" number:min-integer-digits="1" number:grouping="true"/>
      <number:text>-</number:text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 style:data-style-name="N2" text:time-value="14:20:23.6366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display-name="PageStyle_Drenth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10-28T13:44:28</meta:creation-date>
    <dc:date>2015-02-12T14:21:35.717033000</dc:date>
    <meta:generator>LibreOffice/4.4.0.3$MacOSX_X86_64 LibreOffice_project/de093506bcdc5fafd9023ee680b8c60e3e0645d7</meta:generator>
    <meta:editing-duration>PT1M12S</meta:editing-duration>
    <meta:editing-cycles>1</meta:editing-cycles>
    <meta:document-statistic meta:table-count="1" meta:cell-count="12689" meta:object-count="0"/>
  </office:meta>
</office:document-meta>
</file>